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9999ff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able-cell-properties fo:background-color="#ff33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6666ff"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ackground-color="#6666ff"/>
    </style:style>
    <style:style style:name="ce9" style:family="table-cell" style:parent-style-name="Default">
      <style:table-cell-properties fo:background-color="#999999"/>
    </style:style>
    <style:style style:name="ce10" style:family="table-cell" style:parent-style-name="Default">
      <style:table-cell-properties fo:background-color="#00ccff"/>
    </style:style>
    <style:style style:name="ce11" style:family="table-cell" style:parent-style-name="Default" style:data-style-name="N126"/>
    <style:style style:name="ce12" style:family="table-cell" style:parent-style-name="Default" style:data-style-name="N126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677in" svg:height="2.435in" svg:x="8.9803in" svg:y="3.3783in">
            <draw:object draw:notify-on-update-of-ranges="Sheet1.B18:Sheet1.I18 Sheet1.A30:Sheet1.A30 Sheet1.B30:Sheet1.I30 Sheet1.A31:Sheet1.A31 Sheet1.B31:Sheet1.I31 Sheet1.A32:Sheet1.A32 Sheet1.B32:Sheet1.I32 Sheet1.A33:Sheet1.A33 Sheet1.B33:Sheet1.I33 Sheet1.A34:Sheet1.A34 Sheet1.B34:Sheet1.I34 Sheet1.A35:Sheet1.A35 Sheet1.B35:Sheet1.I35 Sheet1.A36:Sheet1.A36 Sheet1.B36:Sheet1.I36 Sheet1.A37:Sheet1.A37 Sheet1.B37:Sheet1.I37 Sheet1.A38:Sheet1.A38 Sheet1.B38:Sheet1.I38 Sheet1.A39:Sheet1.A39 Sheet1.B39:Sheet1.I3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677in" svg:height="2.435in" svg:x="8.9346in" svg:y="7.2028in">
            <draw:object draw:notify-on-update-of-ranges="Sheet1.B18:Sheet1.I18 Sheet1.A30:Sheet1.A30 Sheet1.B53:Sheet1.I53 Sheet1.A31:Sheet1.A31 Sheet1.B54:Sheet1.I54 Sheet1.A32:Sheet1.A32 Sheet1.B55:Sheet1.I55 Sheet1.A33:Sheet1.A33 Sheet1.B56:Sheet1.I56 Sheet1.A34:Sheet1.A34 Sheet1.B57:Sheet1.I57 Sheet1.A35:Sheet1.A35 Sheet1.B58:Sheet1.I58 Sheet1.A36:Sheet1.A36 Sheet1.B59:Sheet1.I59 Sheet1.A37:Sheet1.A37 Sheet1.B60:Sheet1.I60 Sheet1.A50:Sheet1.A50 Sheet1.B61:Sheet1.I61 Sheet1.A62:Sheet1.A62 Sheet1.B62:Sheet1.I6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6.2677in" svg:height="2.435in" svg:x="8.9803in" svg:y="11.1421in">
            <draw:object draw:notify-on-update-of-ranges="Sheet1.B18:Sheet1.I18 Sheet1.A30:Sheet1.A30 Sheet1.B74:Sheet1.I74 Sheet1.A31:Sheet1.A31 Sheet1.B75:Sheet1.I75 Sheet1.A32:Sheet1.A32 Sheet1.B76:Sheet1.I76 Sheet1.A33:Sheet1.A33 Sheet1.B77:Sheet1.I77 Sheet1.A34:Sheet1.A34 Sheet1.B78:Sheet1.I78 Sheet1.A35:Sheet1.A35 Sheet1.B79:Sheet1.I79 Sheet1.A36:Sheet1.A36 Sheet1.B80:Sheet1.I80 Sheet1.A37:Sheet1.A37 Sheet1.B81:Sheet1.I8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Default Setting</text:p>
          </table:table-cell>
          <table:table-cell table:style-name="ce9" table:number-columns-repeated="7"/>
          <table:table-cell table:style-name="ce9" office:value-type="string" calcext:value-type="string">
            <text:p>Version 28Feb</text:p>
          </table:table-cell>
        </table:table-row>
        <table:table-row table:style-name="ro1">
          <table:table-cell table:style-name="ce1" office:value-type="string" calcext:value-type="string">
            <text:p>IPC</text:p>
          </table:table-cell>
          <table:table-cell table:style-name="ce10" office:value-type="string" calcext:value-type="string">
            <text:p>gcc</text:p>
          </table:table-cell>
          <table:table-cell table:style-name="ce10" office:value-type="string" calcext:value-type="string">
            <text:p>GemsFDTD</text:p>
          </table:table-cell>
          <table:table-cell table:style-name="ce10" office:value-type="string" calcext:value-type="string">
            <text:p>lbm</text:p>
          </table:table-cell>
          <table:table-cell table:style-name="ce10" office:value-type="string" calcext:value-type="string">
            <text:p>leslie3D</text:p>
          </table:table-cell>
          <table:table-cell table:style-name="ce10" office:value-type="string" calcext:value-type="string">
            <text:p>libquantum</text:p>
          </table:table-cell>
          <table:table-cell table:style-name="ce10" office:value-type="string" calcext:value-type="string">
            <text:p>mcf</text:p>
          </table:table-cell>
          <table:table-cell table:style-name="ce10" office:value-type="string" calcext:value-type="string">
            <text:p>milc</text:p>
          </table:table-cell>
          <table:table-cell table:style-name="ce10" office:value-type="string" calcext:value-type="string">
            <text:p>omentpp</text:p>
          </table:table-cell>
        </table:table-row>
        <table:table-row table:style-name="ro1">
          <table:table-cell office:value-type="string" calcext:value-type="string">
            <text:p>Next Line</text:p>
          </table:table-cell>
          <table:table-cell office:value-type="float" office:value="0.283186" calcext:value-type="float">
            <text:p>0.283186</text:p>
          </table:table-cell>
          <table:table-cell office:value-type="float" office:value="3.423089" calcext:value-type="float">
            <text:p>3.423089</text:p>
          </table:table-cell>
          <table:table-cell office:value-type="float" office:value="1.607129" calcext:value-type="float">
            <text:p>1.607129</text:p>
          </table:table-cell>
          <table:table-cell office:value-type="float" office:value="1.380468" calcext:value-type="float">
            <text:p>1.380468</text:p>
          </table:table-cell>
          <table:table-cell office:value-type="float" office:value="3.197897" calcext:value-type="float">
            <text:p>3.197897</text:p>
          </table:table-cell>
          <table:table-cell office:value-type="float" office:value="0.347329" calcext:value-type="float">
            <text:p>0.347329</text:p>
          </table:table-cell>
          <table:table-cell office:value-type="float" office:value="1.163671" calcext:value-type="float">
            <text:p>1.163671</text:p>
          </table:table-cell>
          <table:table-cell office:value-type="float" office:value="1.845099" calcext:value-type="float">
            <text:p>1.845099</text:p>
          </table:table-cell>
        </table:table-row>
        <table:table-row table:style-name="ro1">
          <table:table-cell office:value-type="string" calcext:value-type="string">
            <text:p>Stream</text:p>
          </table:table-cell>
          <table:table-cell office:value-type="float" office:value="0.275646" calcext:value-type="float">
            <text:p>0.275646</text:p>
          </table:table-cell>
          <table:table-cell office:value-type="float" office:value="3.430123" calcext:value-type="float">
            <text:p>3.430123</text:p>
          </table:table-cell>
          <table:table-cell office:value-type="float" office:value="1.259321" calcext:value-type="float">
            <text:p>1.259321</text:p>
          </table:table-cell>
          <table:table-cell office:value-type="float" office:value="1.031766" calcext:value-type="float">
            <text:p>1.031766</text:p>
          </table:table-cell>
          <table:table-cell office:value-type="float" office:value="3.169687" calcext:value-type="float">
            <text:p>3.169687</text:p>
          </table:table-cell>
          <table:table-cell office:value-type="float" office:value="0.341985" calcext:value-type="float">
            <text:p>0.341985</text:p>
          </table:table-cell>
          <table:table-cell office:value-type="float" office:value="1.053728" calcext:value-type="float">
            <text:p>1.053728</text:p>
          </table:table-cell>
          <table:table-cell office:value-type="float" office:value="2.210184" calcext:value-type="float">
            <text:p>2.210184</text:p>
          </table:table-cell>
        </table:table-row>
        <table:table-row table:style-name="ro1">
          <table:table-cell office:value-type="string" calcext:value-type="string">
            <text:p>IP Stride</text:p>
          </table:table-cell>
          <table:table-cell office:value-type="float" office:value="0.3076" calcext:value-type="float">
            <text:p>0.3076</text:p>
          </table:table-cell>
          <table:table-cell office:value-type="float" office:value="3.448985" calcext:value-type="float">
            <text:p>3.448985</text:p>
          </table:table-cell>
          <table:table-cell office:value-type="float" office:value="1.523589" calcext:value-type="float">
            <text:p>1.523589</text:p>
          </table:table-cell>
          <table:table-cell office:value-type="float" office:value="1.407355" calcext:value-type="float">
            <text:p>1.407355</text:p>
          </table:table-cell>
          <table:table-cell office:value-type="float" office:value="3.233852" calcext:value-type="float">
            <text:p>3.233852</text:p>
          </table:table-cell>
          <table:table-cell office:value-type="float" office:value="0.35293" calcext:value-type="float">
            <text:p>0.35293</text:p>
          </table:table-cell>
          <table:table-cell office:value-type="float" office:value="1.132438" calcext:value-type="float">
            <text:p>1.132438</text:p>
          </table:table-cell>
          <table:table-cell office:value-type="float" office:value="2.216822" calcext:value-type="float">
            <text:p>2.216822</text:p>
          </table:table-cell>
        </table:table-row>
        <table:table-row table:style-name="ro1">
          <table:table-cell office:value-type="string" calcext:value-type="string">
            <text:p>AMPM</text:p>
          </table:table-cell>
          <table:table-cell office:value-type="float" office:value="0.338902" calcext:value-type="float">
            <text:p>0.338902</text:p>
          </table:table-cell>
          <table:table-cell office:value-type="float" office:value="3.451062" calcext:value-type="float">
            <text:p>3.451062</text:p>
          </table:table-cell>
          <table:table-cell office:value-type="float" office:value="2.032195" calcext:value-type="float">
            <text:p>2.032195</text:p>
          </table:table-cell>
          <table:table-cell office:value-type="float" office:value="1.622495" calcext:value-type="float">
            <text:p>1.622495</text:p>
          </table:table-cell>
          <table:table-cell office:value-type="float" office:value="3.268607" calcext:value-type="float">
            <text:p>3.268607</text:p>
          </table:table-cell>
          <table:table-cell office:value-type="float" office:value="0.372489" calcext:value-type="float">
            <text:p>0.372489</text:p>
          </table:table-cell>
          <table:table-cell office:value-type="float" office:value="1.17951" calcext:value-type="float">
            <text:p>1.17951</text:p>
          </table:table-cell>
          <table:table-cell office:value-type="float" office:value="2.269297" calcext:value-type="float">
            <text:p>2.269297</text:p>
          </table:table-cell>
        </table:table-row>
        <table:table-row table:style-name="ro1">
          <table:table-cell table:style-name="ce2" office:value-type="string" calcext:value-type="string">
            <text:p>No Pref</text:p>
          </table:table-cell>
          <table:table-cell office:value-type="float" office:value="0.291329" calcext:value-type="float">
            <text:p>0.291329</text:p>
          </table:table-cell>
          <table:table-cell office:value-type="float" office:value="3.444995" calcext:value-type="float">
            <text:p>3.444995</text:p>
          </table:table-cell>
          <table:table-cell office:value-type="float" office:value="1.057604" calcext:value-type="float">
            <text:p>1.057604</text:p>
          </table:table-cell>
          <table:table-cell office:value-type="float" office:value="0.985227" calcext:value-type="float">
            <text:p>0.985227</text:p>
          </table:table-cell>
          <table:table-cell office:value-type="float" office:value="3.148157" calcext:value-type="float">
            <text:p>3.148157</text:p>
          </table:table-cell>
          <table:table-cell office:value-type="float" office:value="0.344332" calcext:value-type="float">
            <text:p>0.344332</text:p>
          </table:table-cell>
          <table:table-cell office:value-type="float" office:value="0.980482" calcext:value-type="float">
            <text:p>0.980482</text:p>
          </table:table-cell>
          <table:table-cell office:value-type="float" office:value="2.191883" calcext:value-type="float">
            <text:p>2.19188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3" table:number-columns-repeated="9"/>
        </table:table-row>
        <table:table-row table:style-name="ro1">
          <table:table-cell office:value-type="string" calcext:value-type="string">
            <text:p>Next Line</text:p>
          </table:table-cell>
          <table:table-cell table:formula="of:=[.B3]/[.B7]-1" office:value-type="float" office:value="-0.0279512166656941" calcext:value-type="float">
            <text:p>-0.0279512167</text:p>
          </table:table-cell>
          <table:table-cell table:formula="of:=[.C3]/[.C7]-1" office:value-type="float" office:value="-0.00635879007081286" calcext:value-type="float">
            <text:p>-0.0063587901</text:p>
          </table:table-cell>
          <table:table-cell table:formula="of:=[.D3]/[.D7]-1" office:value-type="float" office:value="0.519594290490581" calcext:value-type="float">
            <text:p>0.5195942905</text:p>
          </table:table-cell>
          <table:table-cell table:formula="of:=[.E3]/[.E7]-1" office:value-type="float" office:value="0.401167446689951" calcext:value-type="float">
            <text:p>0.4011674467</text:p>
          </table:table-cell>
          <table:table-cell table:formula="of:=[.F3]/[.F7]-1" office:value-type="float" office:value="0.0157997202807867" calcext:value-type="float">
            <text:p>0.0157997203</text:p>
          </table:table-cell>
          <table:table-cell table:formula="of:=[.G3]/[.G7]-1" office:value-type="float" office:value="0.00870380911445934" calcext:value-type="float">
            <text:p>0.0087038091</text:p>
          </table:table-cell>
          <table:table-cell table:formula="of:=[.H3]/[.H7]-1" office:value-type="float" office:value="0.186835658380266" calcext:value-type="float">
            <text:p>0.1868356584</text:p>
          </table:table-cell>
          <table:table-cell table:formula="of:=[.I3]/[.I7]-1" office:value-type="float" office:value="-0.158212824315896" calcext:value-type="float">
            <text:p>-0.1582128243</text:p>
          </table:table-cell>
        </table:table-row>
        <table:table-row table:style-name="ro1">
          <table:table-cell office:value-type="string" calcext:value-type="string">
            <text:p>Stream</text:p>
          </table:table-cell>
          <table:table-cell table:formula="of:=[.B4]/[.B7]-1" office:value-type="float" office:value="-0.0538326084941767" calcext:value-type="float">
            <text:p>-0.0538326085</text:p>
          </table:table-cell>
          <table:table-cell table:formula="of:=[.C4]/[.C7]-1" office:value-type="float" office:value="-0.00431698739765951" calcext:value-type="float">
            <text:p>-0.0043169874</text:p>
          </table:table-cell>
          <table:table-cell table:formula="of:=[.D4]/[.D7]-1" office:value-type="float" office:value="0.190730178781472" calcext:value-type="float">
            <text:p>0.1907301788</text:p>
          </table:table-cell>
          <table:table-cell table:formula="of:=[.E4]/[.E7]-1" office:value-type="float" office:value="0.0472368296849355" calcext:value-type="float">
            <text:p>0.0472368297</text:p>
          </table:table-cell>
          <table:table-cell table:formula="of:=[.F4]/[.F7]-1" office:value-type="float" office:value="0.00683892194703128" calcext:value-type="float">
            <text:p>0.0068389219</text:p>
          </table:table-cell>
          <table:table-cell table:formula="of:=[.G4]/[.G7]-1" office:value-type="float" office:value="-0.00681609609330525" calcext:value-type="float">
            <text:p>-0.0068160961</text:p>
          </table:table-cell>
          <table:table-cell table:formula="of:=[.H4]/[.H7]-1" office:value-type="float" office:value="0.0747040741186478" calcext:value-type="float">
            <text:p>0.0747040741</text:p>
          </table:table-cell>
          <table:table-cell table:formula="of:=[.I4]/[.I7]-1" office:value-type="float" office:value="0.00834944200945031" calcext:value-type="float">
            <text:p>0.008349442</text:p>
          </table:table-cell>
        </table:table-row>
        <table:table-row table:style-name="ro1">
          <table:table-cell office:value-type="string" calcext:value-type="string">
            <text:p>IP Stride</text:p>
          </table:table-cell>
          <table:table-cell table:formula="of:=[.B5]/[.B7]-1" office:value-type="float" office:value="0.0558509451513582" calcext:value-type="float">
            <text:p>0.0558509452</text:p>
          </table:table-cell>
          <table:table-cell table:formula="of:=[.C5]/[.C7]-1" office:value-type="float" office:value="0.00115820197126548" calcext:value-type="float">
            <text:p>0.001158202</text:p>
          </table:table-cell>
          <table:table-cell table:formula="of:=[.D5]/[.D7]-1" office:value-type="float" office:value="0.440604422827447" calcext:value-type="float">
            <text:p>0.4406044228</text:p>
          </table:table-cell>
          <table:table-cell table:formula="of:=[.E5]/[.E7]-1" office:value-type="float" office:value="0.428457604186649" calcext:value-type="float">
            <text:p>0.4284576042</text:p>
          </table:table-cell>
          <table:table-cell table:formula="of:=[.F5]/[.F7]-1" office:value-type="float" office:value="0.0272206881677122" calcext:value-type="float">
            <text:p>0.0272206882</text:p>
          </table:table-cell>
          <table:table-cell table:formula="of:=[.G5]/[.G7]-1" office:value-type="float" office:value="0.0249700870090495" calcext:value-type="float">
            <text:p>0.024970087</text:p>
          </table:table-cell>
          <table:table-cell table:formula="of:=[.H5]/[.H7]-1" office:value-type="float" office:value="0.154980917548716" calcext:value-type="float">
            <text:p>0.1549809175</text:p>
          </table:table-cell>
          <table:table-cell table:formula="of:=[.I5]/[.I7]-1" office:value-type="float" office:value="0.0113778883270688" calcext:value-type="float">
            <text:p>0.0113778883</text:p>
          </table:table-cell>
        </table:table-row>
        <table:table-row table:style-name="ro1">
          <table:table-cell office:value-type="string" calcext:value-type="string">
            <text:p>AMPM</text:p>
          </table:table-cell>
          <table:table-cell table:formula="of:=[.B6]/[.B7]-1" office:value-type="float" office:value="0.163296479238249" calcext:value-type="float">
            <text:p>0.1632964792</text:p>
          </table:table-cell>
          <table:table-cell table:formula="of:=[.C6]/[.C7]-1" office:value-type="float" office:value="0.00176110560392684" calcext:value-type="float">
            <text:p>0.0017611056</text:p>
          </table:table-cell>
          <table:table-cell table:formula="of:=[.D6]/[.D7]-1" office:value-type="float" office:value="0.92150842848552" calcext:value-type="float">
            <text:p>0.9215084285</text:p>
          </table:table-cell>
          <table:table-cell table:formula="of:=[.E6]/[.E7]-1" office:value-type="float" office:value="0.646823523918853" calcext:value-type="float">
            <text:p>0.6468235239</text:p>
          </table:table-cell>
          <table:table-cell table:formula="of:=[.F6]/[.F7]-1" office:value-type="float" office:value="0.0382604806558249" calcext:value-type="float">
            <text:p>0.0382604807</text:p>
          </table:table-cell>
          <table:table-cell table:formula="of:=[.G6]/[.G7]-1" office:value-type="float" office:value="0.0817728239025126" calcext:value-type="float">
            <text:p>0.0817728239</text:p>
          </table:table-cell>
          <table:table-cell table:formula="of:=[.H6]/[.H7]-1" office:value-type="float" office:value="0.202989958000249" calcext:value-type="float">
            <text:p>0.202989958</text:p>
          </table:table-cell>
          <table:table-cell table:formula="of:=[.I6]/[.I7]-1" office:value-type="float" office:value="0.035318490996098" calcext:value-type="float">
            <text:p>0.035318491</text:p>
          </table:table-cell>
        </table:table-row>
        <table:table-row table:style-name="ro1">
          <table:table-cell office:value-type="string" calcext:value-type="string">
            <text:p>No Pref</text:p>
          </table:table-cell>
          <table:table-cell table:formula="of:=[.B7]/[.B7]-1" office:value-type="float" office:value="0" calcext:value-type="float">
            <text:p>0</text:p>
          </table:table-cell>
          <table:table-cell table:formula="of:=[.C7]/[.C7]-1" office:value-type="float" office:value="0" calcext:value-type="float">
            <text:p>0</text:p>
          </table:table-cell>
          <table:table-cell table:formula="of:=[.D7]/[.D7]-1" office:value-type="float" office:value="0" calcext:value-type="float">
            <text:p>0</text:p>
          </table:table-cell>
          <table:table-cell table:formula="of:=[.E7]/[.E7]-1" office:value-type="float" office:value="0" calcext:value-type="float">
            <text:p>0</text:p>
          </table:table-cell>
          <table:table-cell table:formula="of:=[.F7]/[.F7]-1" office:value-type="float" office:value="0" calcext:value-type="float">
            <text:p>0</text:p>
          </table:table-cell>
          <table:table-cell table:formula="of:=[.G7]/[.G7]-1" office:value-type="float" office:value="0" calcext:value-type="float">
            <text:p>0</text:p>
          </table:table-cell>
          <table:table-cell table:formula="of:=[.H7]/[.H7]-1" office:value-type="float" office:value="0" calcext:value-type="float">
            <text:p>0</text:p>
          </table:table-cell>
          <table:table-cell table:formula="of:=[.I7]/[.I7]-1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4" office:value-type="string" calcext:value-type="string">
            <text:p>IP Stride</text:p>
          </table:table-cell>
          <table:table-cell table:style-name="ce9" table:number-columns-repeated="7"/>
          <table:table-cell table:style-name="ce9" office:value-type="string" calcext:value-type="string">
            <text:p>Version 28Feb</text:p>
          </table:table-cell>
        </table:table-row>
        <table:table-row table:style-name="ro1">
          <table:table-cell table:style-name="ce5" office:value-type="string" calcext:value-type="string">
            <text:p>Degree</text:p>
          </table:table-cell>
          <table:table-cell table:style-name="ce10" office:value-type="string" calcext:value-type="string">
            <text:p>gcc</text:p>
          </table:table-cell>
          <table:table-cell table:style-name="ce10" office:value-type="string" calcext:value-type="string">
            <text:p>GemsFDTD</text:p>
          </table:table-cell>
          <table:table-cell table:style-name="ce10" office:value-type="string" calcext:value-type="string">
            <text:p>lbm</text:p>
          </table:table-cell>
          <table:table-cell table:style-name="ce10" office:value-type="string" calcext:value-type="string">
            <text:p>leslie3D</text:p>
          </table:table-cell>
          <table:table-cell table:style-name="ce10" office:value-type="string" calcext:value-type="string">
            <text:p>libquantum</text:p>
          </table:table-cell>
          <table:table-cell table:style-name="ce10" office:value-type="string" calcext:value-type="string">
            <text:p>mcf</text:p>
          </table:table-cell>
          <table:table-cell table:style-name="ce10" office:value-type="string" calcext:value-type="string">
            <text:p>milc</text:p>
          </table:table-cell>
          <table:table-cell table:style-name="ce10" office:value-type="string" calcext:value-type="string">
            <text:p>omentp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04062" calcext:value-type="float">
            <text:p>0.304062</text:p>
          </table:table-cell>
          <table:table-cell office:value-type="float" office:value="3.448897" calcext:value-type="float">
            <text:p>3.448897</text:p>
          </table:table-cell>
          <table:table-cell office:value-type="float" office:value="1.901197" calcext:value-type="float">
            <text:p>1.901197</text:p>
          </table:table-cell>
          <table:table-cell office:value-type="float" office:value="1.453495" calcext:value-type="float">
            <text:p>1.453495</text:p>
          </table:table-cell>
          <table:table-cell office:value-type="float" office:value="3.177967" calcext:value-type="float">
            <text:p>3.177967</text:p>
          </table:table-cell>
          <table:table-cell office:value-type="float" office:value="0.351084" calcext:value-type="float">
            <text:p>0.351084</text:p>
          </table:table-cell>
          <table:table-cell office:value-type="float" office:value="1.034002" calcext:value-type="float">
            <text:p>1.034002</text:p>
          </table:table-cell>
          <table:table-cell office:value-type="float" office:value="2.225644" calcext:value-type="float">
            <text:p>2.2256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05936" calcext:value-type="float">
            <text:p>0.305936</text:p>
          </table:table-cell>
          <table:table-cell office:value-type="float" office:value="3.448241" calcext:value-type="float">
            <text:p>3.448241</text:p>
          </table:table-cell>
          <table:table-cell office:value-type="float" office:value="1.443829" calcext:value-type="float">
            <text:p>1.443829</text:p>
          </table:table-cell>
          <table:table-cell office:value-type="float" office:value="1.345888" calcext:value-type="float">
            <text:p>1.345888</text:p>
          </table:table-cell>
          <table:table-cell office:value-type="float" office:value="3.215806" calcext:value-type="float">
            <text:p>3.215806</text:p>
          </table:table-cell>
          <table:table-cell office:value-type="float" office:value="0.352165" calcext:value-type="float">
            <text:p>0.352165</text:p>
          </table:table-cell>
          <table:table-cell office:value-type="float" office:value="1.10702" calcext:value-type="float">
            <text:p>1.10702</text:p>
          </table:table-cell>
          <table:table-cell office:value-type="float" office:value="2.216154" calcext:value-type="float">
            <text:p>2.216154</text:p>
          </table:table-cell>
        </table:table-row>
        <table:table-row table:style-name="ro1">
          <table:table-cell table:style-name="ce6" office:value-type="string" calcext:value-type="string">
            <text:p>Default-3</text:p>
          </table:table-cell>
          <table:table-cell office:value-type="float" office:value="0.3076" calcext:value-type="float">
            <text:p>0.3076</text:p>
          </table:table-cell>
          <table:table-cell office:value-type="float" office:value="3.448985" calcext:value-type="float">
            <text:p>3.448985</text:p>
          </table:table-cell>
          <table:table-cell office:value-type="float" office:value="1.523589" calcext:value-type="float">
            <text:p>1.523589</text:p>
          </table:table-cell>
          <table:table-cell office:value-type="float" office:value="1.407355" calcext:value-type="float">
            <text:p>1.407355</text:p>
          </table:table-cell>
          <table:table-cell office:value-type="float" office:value="3.233852" calcext:value-type="float">
            <text:p>3.233852</text:p>
          </table:table-cell>
          <table:table-cell office:value-type="float" office:value="0.35293" calcext:value-type="float">
            <text:p>0.35293</text:p>
          </table:table-cell>
          <table:table-cell office:value-type="float" office:value="1.132438" calcext:value-type="float">
            <text:p>1.132438</text:p>
          </table:table-cell>
          <table:table-cell office:value-type="float" office:value="2.216822" calcext:value-type="float">
            <text:p>2.2168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10383" calcext:value-type="float">
            <text:p>0.310383</text:p>
          </table:table-cell>
          <table:table-cell office:value-type="float" office:value="3.449012" calcext:value-type="float">
            <text:p>3.449012</text:p>
          </table:table-cell>
          <table:table-cell office:value-type="float" office:value="1.637205" calcext:value-type="float">
            <text:p>1.637205</text:p>
          </table:table-cell>
          <table:table-cell office:value-type="float" office:value="1.466109" calcext:value-type="float">
            <text:p>1.466109</text:p>
          </table:table-cell>
          <table:table-cell office:value-type="float" office:value="3.213159" calcext:value-type="float">
            <text:p>3.213159</text:p>
          </table:table-cell>
          <table:table-cell office:value-type="float" office:value="0.353151" calcext:value-type="float">
            <text:p>0.353151</text:p>
          </table:table-cell>
          <table:table-cell office:value-type="float" office:value="1.159791" calcext:value-type="float">
            <text:p>1.159791</text:p>
          </table:table-cell>
          <table:table-cell office:value-type="float" office:value="2.219644" calcext:value-type="float">
            <text:p>2.2196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11298" calcext:value-type="float">
            <text:p>0.311298</text:p>
          </table:table-cell>
          <table:table-cell office:value-type="float" office:value="3.449058" calcext:value-type="float">
            <text:p>3.449058</text:p>
          </table:table-cell>
          <table:table-cell office:value-type="float" office:value="1.833061" calcext:value-type="float">
            <text:p>1.833061</text:p>
          </table:table-cell>
          <table:table-cell office:value-type="float" office:value="1.484671" calcext:value-type="float">
            <text:p>1.484671</text:p>
          </table:table-cell>
          <table:table-cell office:value-type="float" office:value="3.256786" calcext:value-type="float">
            <text:p>3.256786</text:p>
          </table:table-cell>
          <table:table-cell office:value-type="float" office:value="0.352089" calcext:value-type="float">
            <text:p>0.352089</text:p>
          </table:table-cell>
          <table:table-cell office:value-type="float" office:value="1.17991" calcext:value-type="float">
            <text:p>1.17991</text:p>
          </table:table-cell>
          <table:table-cell office:value-type="float" office:value="2.227381" calcext:value-type="float">
            <text:p>2.2273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12202" calcext:value-type="float">
            <text:p>0.312202</text:p>
          </table:table-cell>
          <table:table-cell office:value-type="float" office:value="3.447658" calcext:value-type="float">
            <text:p>3.447658</text:p>
          </table:table-cell>
          <table:table-cell office:value-type="float" office:value="1.887888" calcext:value-type="float">
            <text:p>1.887888</text:p>
          </table:table-cell>
          <table:table-cell office:value-type="float" office:value="1.482921" calcext:value-type="float">
            <text:p>1.482921</text:p>
          </table:table-cell>
          <table:table-cell office:value-type="float" office:value="3.26203" calcext:value-type="float">
            <text:p>3.26203</text:p>
          </table:table-cell>
          <table:table-cell office:value-type="float" office:value="0.352483" calcext:value-type="float">
            <text:p>0.352483</text:p>
          </table:table-cell>
          <table:table-cell office:value-type="float" office:value="1.188658" calcext:value-type="float">
            <text:p>1.188658</text:p>
          </table:table-cell>
          <table:table-cell office:value-type="float" office:value="2.230633" calcext:value-type="float">
            <text:p>2.2306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1134" calcext:value-type="float">
            <text:p>0.31134</text:p>
          </table:table-cell>
          <table:table-cell office:value-type="float" office:value="3.448828" calcext:value-type="float">
            <text:p>3.448828</text:p>
          </table:table-cell>
          <table:table-cell office:value-type="float" office:value="1.771491" calcext:value-type="float">
            <text:p>1.771491</text:p>
          </table:table-cell>
          <table:table-cell office:value-type="float" office:value="1.446691" calcext:value-type="float">
            <text:p>1.446691</text:p>
          </table:table-cell>
          <table:table-cell office:value-type="float" office:value="3.269007" calcext:value-type="float">
            <text:p>3.269007</text:p>
          </table:table-cell>
          <table:table-cell office:value-type="float" office:value="0.351256" calcext:value-type="float">
            <text:p>0.351256</text:p>
          </table:table-cell>
          <table:table-cell office:value-type="float" office:value="1.188173" calcext:value-type="float">
            <text:p>1.188173</text:p>
          </table:table-cell>
          <table:table-cell office:value-type="float" office:value="2.230351" calcext:value-type="float">
            <text:p>2.2303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12223" calcext:value-type="float">
            <text:p>0.312223</text:p>
          </table:table-cell>
          <table:table-cell office:value-type="float" office:value="3.448751" calcext:value-type="float">
            <text:p>3.448751</text:p>
          </table:table-cell>
          <table:table-cell office:value-type="float" office:value="1.737567" calcext:value-type="float">
            <text:p>1.737567</text:p>
          </table:table-cell>
          <table:table-cell office:value-type="float" office:value="1.393542" calcext:value-type="float">
            <text:p>1.393542</text:p>
          </table:table-cell>
          <table:table-cell office:value-type="float" office:value="3.267318" calcext:value-type="float">
            <text:p>3.267318</text:p>
          </table:table-cell>
          <table:table-cell office:value-type="float" office:value="0.349733" calcext:value-type="float">
            <text:p>0.349733</text:p>
          </table:table-cell>
          <table:table-cell office:value-type="float" office:value="1.163085" calcext:value-type="float">
            <text:p>1.163085</text:p>
          </table:table-cell>
          <table:table-cell office:value-type="float" office:value="2.231444" calcext:value-type="float">
            <text:p>2.2314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11629" calcext:value-type="float">
            <text:p>0.311629</text:p>
          </table:table-cell>
          <table:table-cell office:value-type="float" office:value="3.450555" calcext:value-type="float">
            <text:p>3.450555</text:p>
          </table:table-cell>
          <table:table-cell office:value-type="float" office:value="1.708005" calcext:value-type="float">
            <text:p>1.708005</text:p>
          </table:table-cell>
          <table:table-cell office:value-type="float" office:value="1.354948" calcext:value-type="float">
            <text:p>1.354948</text:p>
          </table:table-cell>
          <table:table-cell office:value-type="float" office:value="3.272993" calcext:value-type="float">
            <text:p>3.272993</text:p>
          </table:table-cell>
          <table:table-cell office:value-type="float" office:value="0.347953" calcext:value-type="float">
            <text:p>0.347953</text:p>
          </table:table-cell>
          <table:table-cell office:value-type="float" office:value="1.154135" calcext:value-type="float">
            <text:p>1.154135</text:p>
          </table:table-cell>
          <table:table-cell office:value-type="float" office:value="2.23334" calcext:value-type="float">
            <text:p>2.23334</text:p>
          </table:table-cell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office:value-type="float" office:value="0.311826" calcext:value-type="float">
            <text:p>0.311826</text:p>
          </table:table-cell>
          <table:table-cell office:value-type="float" office:value="3.45067" calcext:value-type="float">
            <text:p>3.45067</text:p>
          </table:table-cell>
          <table:table-cell office:value-type="float" office:value="1.697416" calcext:value-type="float">
            <text:p>1.697416</text:p>
          </table:table-cell>
          <table:table-cell office:value-type="float" office:value="1.316827" calcext:value-type="float">
            <text:p>1.316827</text:p>
          </table:table-cell>
          <table:table-cell office:value-type="float" office:value="3.289624" calcext:value-type="float">
            <text:p>3.289624</text:p>
          </table:table-cell>
          <table:table-cell office:value-type="float" office:value="0.346588" calcext:value-type="float">
            <text:p>0.346588</text:p>
          </table:table-cell>
          <table:table-cell office:value-type="float" office:value="1.14381" calcext:value-type="float">
            <text:p>1.14381</text:p>
          </table:table-cell>
          <table:table-cell office:value-type="float" office:value="2.227954" calcext:value-type="float">
            <text:p>2.227954</text:p>
          </table:table-cell>
        </table:table-row>
        <table:table-row table:style-name="ro1">
          <table:table-cell table:style-name="ce3"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9]/[.B19]-1" office:value-type="float" office:value="0" calcext:value-type="float">
            <text:p>0</text:p>
          </table:table-cell>
          <table:table-cell table:formula="of:=[.C19]/[.C19]-1" office:value-type="float" office:value="0" calcext:value-type="float">
            <text:p>0</text:p>
          </table:table-cell>
          <table:table-cell table:formula="of:=[.D19]/[.D19]-1" office:value-type="float" office:value="0" calcext:value-type="float">
            <text:p>0</text:p>
          </table:table-cell>
          <table:table-cell table:formula="of:=[.E19]/[.E19]-1" office:value-type="float" office:value="0" calcext:value-type="float">
            <text:p>0</text:p>
          </table:table-cell>
          <table:table-cell table:formula="of:=[.F19]/[.F19]-1" office:value-type="float" office:value="0" calcext:value-type="float">
            <text:p>0</text:p>
          </table:table-cell>
          <table:table-cell table:formula="of:=[.G19]/[.G19]-1" office:value-type="float" office:value="0" calcext:value-type="float">
            <text:p>0</text:p>
          </table:table-cell>
          <table:table-cell table:formula="of:=[.H19]/[.H19]-1" office:value-type="float" office:value="0" calcext:value-type="float">
            <text:p>0</text:p>
          </table:table-cell>
          <table:table-cell table:formula="of:=[.I19]/[.I19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table:formula="of:=[.B20]/[.B19]-1" office:value-type="float" office:value="0.00616321671238107" calcext:value-type="float">
            <text:p>0.006163</text:p>
          </table:table-cell>
          <table:table-cell table:style-name="ce11" table:formula="of:=[.C20]/[.C19]-1" office:value-type="float" office:value="-0.000190205738240468" calcext:value-type="float">
            <text:p>-0.000190</text:p>
          </table:table-cell>
          <table:table-cell table:style-name="ce11" table:formula="of:=[.D20]/[.D19]-1" office:value-type="float" office:value="-0.240568441881615" calcext:value-type="float">
            <text:p>-0.240568</text:p>
          </table:table-cell>
          <table:table-cell table:style-name="ce11" table:formula="of:=[.E20]/[.E19]-1" office:value-type="float" office:value="-0.0740332784082505" calcext:value-type="float">
            <text:p>-0.074033</text:p>
          </table:table-cell>
          <table:table-cell table:style-name="ce11" table:formula="of:=[.F20]/[.F19]-1" office:value-type="float" office:value="0.0119066686343818" calcext:value-type="float">
            <text:p>0.011907</text:p>
          </table:table-cell>
          <table:table-cell table:style-name="ce11" table:formula="of:=[.G20]/[.G19]-1" office:value-type="float" office:value="0.00307903521664321" calcext:value-type="float">
            <text:p>0.003079</text:p>
          </table:table-cell>
          <table:table-cell table:style-name="ce11" table:formula="of:=[.H20]/[.H19]-1" office:value-type="float" office:value="0.0706168846868767" calcext:value-type="float">
            <text:p>0.070617</text:p>
          </table:table-cell>
          <table:table-cell table:style-name="ce11" table:formula="of:=[.I20]/[.I19]-1" office:value-type="float" office:value="-0.00426393439382045" calcext:value-type="float">
            <text:p>-0.004264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1" table:formula="of:=[.B21]/[.B19]-1" office:value-type="float" office:value="0.0116357848070461" calcext:value-type="float">
            <text:p>0.011636</text:p>
          </table:table-cell>
          <table:table-cell table:style-name="ce11" table:formula="of:=[.C21]/[.C19]-1" office:value-type="float" office:value="0.0000255154039101591" calcext:value-type="float">
            <text:p>0.000026</text:p>
          </table:table-cell>
          <table:table-cell table:style-name="ce11" table:formula="of:=[.D21]/[.D19]-1" office:value-type="float" office:value="-0.198615924599082" calcext:value-type="float">
            <text:p>-0.198616</text:p>
          </table:table-cell>
          <table:table-cell table:style-name="ce11" table:formula="of:=[.E21]/[.E19]-1" office:value-type="float" office:value="-0.0317441752465609" calcext:value-type="float">
            <text:p>-0.031744</text:p>
          </table:table-cell>
          <table:table-cell table:style-name="ce11" table:formula="of:=[.F21]/[.F19]-1" office:value-type="float" office:value="0.0175851416959334" calcext:value-type="float">
            <text:p>0.017585</text:p>
          </table:table-cell>
          <table:table-cell table:style-name="ce11" table:formula="of:=[.G21]/[.G19]-1" office:value-type="float" office:value="0.00525800093424933" calcext:value-type="float">
            <text:p>0.005258</text:p>
          </table:table-cell>
          <table:table-cell table:style-name="ce11" table:formula="of:=[.H21]/[.H19]-1" office:value-type="float" office:value="0.095199042168197" calcext:value-type="float">
            <text:p>0.095199</text:p>
          </table:table-cell>
          <table:table-cell table:style-name="ce11" table:formula="of:=[.I21]/[.I19]-1" office:value-type="float" office:value="-0.00396379654607826" calcext:value-type="float">
            <text:p>-0.0039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table:formula="of:=[.B22]/[.B19]-1" office:value-type="float" office:value="0.0207885233932552" calcext:value-type="float">
            <text:p>0.020789</text:p>
          </table:table-cell>
          <table:table-cell table:style-name="ce11" table:formula="of:=[.C22]/[.C19]-1" office:value-type="float" office:value="0.0000333439937463265" calcext:value-type="float">
            <text:p>0.000033</text:p>
          </table:table-cell>
          <table:table-cell table:style-name="ce11" table:formula="of:=[.D22]/[.D19]-1" office:value-type="float" office:value="-0.138855678817082" calcext:value-type="float">
            <text:p>-0.138856</text:p>
          </table:table-cell>
          <table:table-cell table:style-name="ce11" table:formula="of:=[.E22]/[.E19]-1" office:value-type="float" office:value="0.00867839242653057" calcext:value-type="float">
            <text:p>0.008678</text:p>
          </table:table-cell>
          <table:table-cell table:style-name="ce11" table:formula="of:=[.F22]/[.F19]-1" office:value-type="float" office:value="0.0110737462031545" calcext:value-type="float">
            <text:p>0.011074</text:p>
          </table:table-cell>
          <table:table-cell table:style-name="ce11" table:formula="of:=[.G22]/[.G19]-1" office:value-type="float" office:value="0.00588747991933558" calcext:value-type="float">
            <text:p>0.005887</text:p>
          </table:table-cell>
          <table:table-cell table:style-name="ce11" table:formula="of:=[.H22]/[.H19]-1" office:value-type="float" office:value="0.12165256933739" calcext:value-type="float">
            <text:p>0.121653</text:p>
          </table:table-cell>
          <table:table-cell table:style-name="ce11" table:formula="of:=[.I22]/[.I19]-1" office:value-type="float" office:value="-0.00269584893181474" calcext:value-type="float">
            <text:p>-0.0026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table:formula="of:=[.B23]/[.B19]-1" office:value-type="float" office:value="0.0237977780847327" calcext:value-type="float">
            <text:p>0.023798</text:p>
          </table:table-cell>
          <table:table-cell table:style-name="ce11" table:formula="of:=[.C23]/[.C19]-1" office:value-type="float" office:value="0.0000466815912449903" calcext:value-type="float">
            <text:p>0.000047</text:p>
          </table:table-cell>
          <table:table-cell table:style-name="ce11" table:formula="of:=[.D23]/[.D19]-1" office:value-type="float" office:value="-0.0358384743927115" calcext:value-type="float">
            <text:p>-0.035838</text:p>
          </table:table-cell>
          <table:table-cell table:style-name="ce11" table:formula="of:=[.E23]/[.E19]-1" office:value-type="float" office:value="0.0214489901926047" calcext:value-type="float">
            <text:p>0.021449</text:p>
          </table:table-cell>
          <table:table-cell table:style-name="ce11" table:formula="of:=[.F23]/[.F19]-1" office:value-type="float" office:value="0.0248017049893847" calcext:value-type="float">
            <text:p>0.024802</text:p>
          </table:table-cell>
          <table:table-cell table:style-name="ce11" table:formula="of:=[.G23]/[.G19]-1" office:value-type="float" office:value="0.00286256280548236" calcext:value-type="float">
            <text:p>0.002863</text:p>
          </table:table-cell>
          <table:table-cell table:style-name="ce11" table:formula="of:=[.H23]/[.H19]-1" office:value-type="float" office:value="0.14110997851068" calcext:value-type="float">
            <text:p>0.141110</text:p>
          </table:table-cell>
          <table:table-cell table:style-name="ce11" table:formula="of:=[.I23]/[.I19]-1" office:value-type="float" office:value="0.000780448265760292" calcext:value-type="float">
            <text:p>0.0007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" table:formula="of:=[.B24]/[.B19]-1" office:value-type="float" office:value="0.0267708559438535" calcext:value-type="float">
            <text:p>0.026771</text:p>
          </table:table-cell>
          <table:table-cell table:style-name="ce11" table:formula="of:=[.C24]/[.C19]-1" office:value-type="float" office:value="-0.000359245289146104" calcext:value-type="float">
            <text:p>-0.000359</text:p>
          </table:table-cell>
          <table:table-cell table:style-name="ce11" table:formula="of:=[.D24]/[.D19]-1" office:value-type="float" office:value="-0.00700032663632422" calcext:value-type="float">
            <text:p>-0.007000</text:p>
          </table:table-cell>
          <table:table-cell table:style-name="ce11" table:formula="of:=[.E24]/[.E19]-1" office:value-type="float" office:value="0.0202449956828197" calcext:value-type="float">
            <text:p>0.020245</text:p>
          </table:table-cell>
          <table:table-cell table:style-name="ce11" table:formula="of:=[.F24]/[.F19]-1" office:value-type="float" office:value="0.0264518165229533" calcext:value-type="float">
            <text:p>0.026452</text:p>
          </table:table-cell>
          <table:table-cell table:style-name="ce11" table:formula="of:=[.G24]/[.G19]-1" office:value-type="float" office:value="0.00398480135807944" calcext:value-type="float">
            <text:p>0.003985</text:p>
          </table:table-cell>
          <table:table-cell table:style-name="ce11" table:formula="of:=[.H24]/[.H19]-1" office:value-type="float" office:value="0.149570310308877" calcext:value-type="float">
            <text:p>0.149570</text:p>
          </table:table-cell>
          <table:table-cell table:style-name="ce11" table:formula="of:=[.I24]/[.I19]-1" office:value-type="float" office:value="0.00224159838680404" calcext:value-type="float">
            <text:p>0.0022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" table:formula="of:=[.B25]/[.B19]-1" office:value-type="float" office:value="0.0239359078082759" calcext:value-type="float">
            <text:p>0.023936</text:p>
          </table:table-cell>
          <table:table-cell table:style-name="ce11" table:formula="of:=[.C25]/[.C19]-1" office:value-type="float" office:value="-0.0000200063962478847" calcext:value-type="float">
            <text:p>-0.000020</text:p>
          </table:table-cell>
          <table:table-cell table:style-name="ce11" table:formula="of:=[.D25]/[.D19]-1" office:value-type="float" office:value="-0.068223335088368" calcext:value-type="float">
            <text:p>-0.068223</text:p>
          </table:table-cell>
          <table:table-cell table:style-name="ce11" table:formula="of:=[.E25]/[.E19]-1" office:value-type="float" office:value="-0.00468113065404419" calcext:value-type="float">
            <text:p>-0.004681</text:p>
          </table:table-cell>
          <table:table-cell table:style-name="ce11" table:formula="of:=[.F25]/[.F19]-1" office:value-type="float" office:value="0.028647245235712" calcext:value-type="float">
            <text:p>0.028647</text:p>
          </table:table-cell>
          <table:table-cell table:style-name="ce11" table:formula="of:=[.G25]/[.G19]-1" office:value-type="float" office:value="0.000489911246311259" calcext:value-type="float">
            <text:p>0.000490</text:p>
          </table:table-cell>
          <table:table-cell table:style-name="ce11" table:formula="of:=[.H25]/[.H19]-1" office:value-type="float" office:value="0.149101258991762" calcext:value-type="float">
            <text:p>0.149101</text:p>
          </table:table-cell>
          <table:table-cell table:style-name="ce11" table:formula="of:=[.I25]/[.I19]-1" office:value-type="float" office:value="0.00211489348700877" calcext:value-type="float">
            <text:p>0.0021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 table:formula="of:=[.B26]/[.B19]-1" office:value-type="float" office:value="0.0268399208056251" calcext:value-type="float">
            <text:p>0.026840</text:p>
          </table:table-cell>
          <table:table-cell table:style-name="ce11" table:formula="of:=[.C26]/[.C19]-1" office:value-type="float" office:value="-0.0000423323746693294" calcext:value-type="float">
            <text:p>-0.000042</text:p>
          </table:table-cell>
          <table:table-cell table:style-name="ce11" table:formula="of:=[.D26]/[.D19]-1" office:value-type="float" office:value="-0.0860668305283461" calcext:value-type="float">
            <text:p>-0.086067</text:p>
          </table:table-cell>
          <table:table-cell table:style-name="ce11" table:formula="of:=[.E26]/[.E19]-1" office:value-type="float" office:value="-0.0412474759115098" calcext:value-type="float">
            <text:p>-0.041247</text:p>
          </table:table-cell>
          <table:table-cell table:style-name="ce11" table:formula="of:=[.F26]/[.F19]-1" office:value-type="float" office:value="0.0281157733859414" calcext:value-type="float">
            <text:p>0.028116</text:p>
          </table:table-cell>
          <table:table-cell table:style-name="ce11" table:formula="of:=[.G26]/[.G19]-1" office:value-type="float" office:value="-0.00384808194050434" calcext:value-type="float">
            <text:p>-0.003848</text:p>
          </table:table-cell>
          <table:table-cell table:style-name="ce11" table:formula="of:=[.H26]/[.H19]-1" office:value-type="float" office:value="0.124838249829304" calcext:value-type="float">
            <text:p>0.124838</text:p>
          </table:table-cell>
          <table:table-cell table:style-name="ce11" table:formula="of:=[.I26]/[.I19]-1" office:value-type="float" office:value="0.00260598730075423" calcext:value-type="float">
            <text:p>0.0026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1" table:formula="of:=[.B27]/[.B19]-1" office:value-type="float" office:value="0.0248863718583709" calcext:value-type="float">
            <text:p>0.024886</text:p>
          </table:table-cell>
          <table:table-cell table:style-name="ce11" table:formula="of:=[.C27]/[.C19]-1" office:value-type="float" office:value="0.000480733405491707" calcext:value-type="float">
            <text:p>0.000481</text:p>
          </table:table-cell>
          <table:table-cell table:style-name="ce11" table:formula="of:=[.D27]/[.D19]-1" office:value-type="float" office:value="-0.101615981931383" calcext:value-type="float">
            <text:p>-0.101616</text:p>
          </table:table-cell>
          <table:table-cell table:style-name="ce11" table:formula="of:=[.E27]/[.E19]-1" office:value-type="float" office:value="-0.0678000268318776" calcext:value-type="float">
            <text:p>-0.067800</text:p>
          </table:table-cell>
          <table:table-cell table:style-name="ce11" table:formula="of:=[.F27]/[.F19]-1" office:value-type="float" office:value="0.0299015062145076" calcext:value-type="float">
            <text:p>0.029902</text:p>
          </table:table-cell>
          <table:table-cell table:style-name="ce11" table:formula="of:=[.G27]/[.G19]-1" office:value-type="float" office:value="-0.00891809367558771" calcext:value-type="float">
            <text:p>-0.008918</text:p>
          </table:table-cell>
          <table:table-cell table:style-name="ce11" table:formula="of:=[.H27]/[.H19]-1" office:value-type="float" office:value="0.116182560575318" calcext:value-type="float">
            <text:p>0.116183</text:p>
          </table:table-cell>
          <table:table-cell table:style-name="ce11" table:formula="of:=[.I27]/[.I19]-1" office:value-type="float" office:value="0.00345787556320776" calcext:value-type="float">
            <text:p>0.0034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1" table:formula="of:=[.B28]/[.B19]-1" office:value-type="float" office:value="0.0255342660378475" calcext:value-type="float">
            <text:p>0.025534</text:p>
          </table:table-cell>
          <table:table-cell table:style-name="ce11" table:formula="of:=[.C28]/[.C19]-1" office:value-type="float" office:value="0.000514077399238033" calcext:value-type="float">
            <text:p>0.000514</text:p>
          </table:table-cell>
          <table:table-cell table:style-name="ce11" table:formula="of:=[.D28]/[.D19]-1" office:value-type="float" office:value="-0.10718563094724" calcext:value-type="float">
            <text:p>-0.107186</text:p>
          </table:table-cell>
          <table:table-cell table:style-name="ce11" table:formula="of:=[.E28]/[.E19]-1" office:value-type="float" office:value="-0.0940271552361721" calcext:value-type="float">
            <text:p>-0.094027</text:p>
          </table:table-cell>
          <table:table-cell table:style-name="ce11" table:formula="of:=[.F28]/[.F19]-1" office:value-type="float" office:value="0.0351347260685841" calcext:value-type="float">
            <text:p>0.035135</text:p>
          </table:table-cell>
          <table:table-cell table:style-name="ce11" table:formula="of:=[.G28]/[.G19]-1" office:value-type="float" office:value="-0.0128060521128847" calcext:value-type="float">
            <text:p>-0.012806</text:p>
          </table:table-cell>
          <table:table-cell table:style-name="ce11" table:formula="of:=[.H28]/[.H19]-1" office:value-type="float" office:value="0.106197086659407" calcext:value-type="float">
            <text:p>0.106197</text:p>
          </table:table-cell>
          <table:table-cell table:style-name="ce11" table:formula="of:=[.I28]/[.I19]-1" office:value-type="float" office:value="0.00103790183874874" calcext:value-type="float">
            <text:p>0.001038</text:p>
          </table:table-cell>
        </table:table-row>
        <table:table-row table:style-name="ro1">
          <table:table-cell table:style-name="ce4" office:value-type="string" calcext:value-type="string">
            <text:p>Stream</text:p>
          </table:table-cell>
          <table:table-cell table:style-name="ce9" table:number-columns-repeated="7"/>
          <table:table-cell table:style-name="ce9" office:value-type="string" calcext:value-type="string">
            <text:p>Version 28Feb</text:p>
          </table:table-cell>
        </table:table-row>
        <table:table-row table:style-name="ro1">
          <table:table-cell table:style-name="ce1" office:value-type="string" calcext:value-type="string">
            <text:p>Degree</text:p>
          </table:table-cell>
          <table:table-cell table:style-name="ce10" office:value-type="string" calcext:value-type="string">
            <text:p>gcc</text:p>
          </table:table-cell>
          <table:table-cell table:style-name="ce10" office:value-type="string" calcext:value-type="string">
            <text:p>GemsFDTD</text:p>
          </table:table-cell>
          <table:table-cell table:style-name="ce10" office:value-type="string" calcext:value-type="string">
            <text:p>lbm</text:p>
          </table:table-cell>
          <table:table-cell table:style-name="ce10" office:value-type="string" calcext:value-type="string">
            <text:p>leslie3D</text:p>
          </table:table-cell>
          <table:table-cell table:style-name="ce10" office:value-type="string" calcext:value-type="string">
            <text:p>libquantum</text:p>
          </table:table-cell>
          <table:table-cell table:style-name="ce10" office:value-type="string" calcext:value-type="string">
            <text:p>mcf</text:p>
          </table:table-cell>
          <table:table-cell table:style-name="ce10" office:value-type="string" calcext:value-type="string">
            <text:p>milc</text:p>
          </table:table-cell>
          <table:table-cell table:style-name="ce10" office:value-type="string" calcext:value-type="string">
            <text:p>omentp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83012" calcext:value-type="float">
            <text:p>0.283012</text:p>
          </table:table-cell>
          <table:table-cell office:value-type="float" office:value="3.442955" calcext:value-type="float">
            <text:p>3.442955</text:p>
          </table:table-cell>
          <table:table-cell office:value-type="float" office:value="1.060925" calcext:value-type="float">
            <text:p>1.060925</text:p>
          </table:table-cell>
          <table:table-cell office:value-type="float" office:value="0.996374" calcext:value-type="float">
            <text:p>0.996374</text:p>
          </table:table-cell>
          <table:table-cell office:value-type="float" office:value="3.148262" calcext:value-type="float">
            <text:p>3.148262</text:p>
          </table:table-cell>
          <table:table-cell office:value-type="float" office:value="0.337589" calcext:value-type="float">
            <text:p>0.337589</text:p>
          </table:table-cell>
          <table:table-cell office:value-type="float" office:value="0.980497" calcext:value-type="float">
            <text:p>0.980497</text:p>
          </table:table-cell>
          <table:table-cell office:value-type="float" office:value="2.188793" calcext:value-type="float">
            <text:p>2.188793</text:p>
          </table:table-cell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office:value-type="float" office:value="0.275646" calcext:value-type="float">
            <text:p>0.275646</text:p>
          </table:table-cell>
          <table:table-cell office:value-type="float" office:value="3.430123" calcext:value-type="float">
            <text:p>3.430123</text:p>
          </table:table-cell>
          <table:table-cell office:value-type="float" office:value="1.259321" calcext:value-type="float">
            <text:p>1.259321</text:p>
          </table:table-cell>
          <table:table-cell office:value-type="float" office:value="1.031766" calcext:value-type="float">
            <text:p>1.031766</text:p>
          </table:table-cell>
          <table:table-cell office:value-type="float" office:value="3.169687" calcext:value-type="float">
            <text:p>3.169687</text:p>
          </table:table-cell>
          <table:table-cell office:value-type="float" office:value="0.341985" calcext:value-type="float">
            <text:p>0.341985</text:p>
          </table:table-cell>
          <table:table-cell office:value-type="float" office:value="1.053728" calcext:value-type="float">
            <text:p>1.053728</text:p>
          </table:table-cell>
          <table:table-cell office:value-type="float" office:value="2.210184" calcext:value-type="float">
            <text:p>2.2101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63814" calcext:value-type="float">
            <text:p>0.263814</text:p>
          </table:table-cell>
          <table:table-cell office:value-type="float" office:value="3.434913" calcext:value-type="float">
            <text:p>3.434913</text:p>
          </table:table-cell>
          <table:table-cell office:value-type="float" office:value="1.242388" calcext:value-type="float">
            <text:p>1.242388</text:p>
          </table:table-cell>
          <table:table-cell office:value-type="float" office:value="1.037498" calcext:value-type="float">
            <text:p>1.037498</text:p>
          </table:table-cell>
          <table:table-cell office:value-type="float" office:value="3.169243" calcext:value-type="float">
            <text:p>3.169243</text:p>
          </table:table-cell>
          <table:table-cell office:value-type="float" office:value="0.336763" calcext:value-type="float">
            <text:p>0.336763</text:p>
          </table:table-cell>
          <table:table-cell office:value-type="float" office:value="1.065059" calcext:value-type="float">
            <text:p>1.065059</text:p>
          </table:table-cell>
          <table:table-cell office:value-type="float" office:value="2.215" calcext:value-type="float">
            <text:p>2.2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1179" calcext:value-type="float">
            <text:p>0.251179</text:p>
          </table:table-cell>
          <table:table-cell office:value-type="float" office:value="3.42809" calcext:value-type="float">
            <text:p>3.42809</text:p>
          </table:table-cell>
          <table:table-cell office:value-type="float" office:value="1.42803" calcext:value-type="float">
            <text:p>1.42803</text:p>
          </table:table-cell>
          <table:table-cell office:value-type="float" office:value="1.078059" calcext:value-type="float">
            <text:p>1.078059</text:p>
          </table:table-cell>
          <table:table-cell office:value-type="float" office:value="3.18628" calcext:value-type="float">
            <text:p>3.18628</text:p>
          </table:table-cell>
          <table:table-cell office:value-type="float" office:value="0.338558" calcext:value-type="float">
            <text:p>0.338558</text:p>
          </table:table-cell>
          <table:table-cell office:value-type="float" office:value="1.097785" calcext:value-type="float">
            <text:p>1.097785</text:p>
          </table:table-cell>
          <table:table-cell office:value-type="float" office:value="2.218754" calcext:value-type="float">
            <text:p>2.2187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44273" calcext:value-type="float">
            <text:p>0.244273</text:p>
          </table:table-cell>
          <table:table-cell office:value-type="float" office:value="3.428397" calcext:value-type="float">
            <text:p>3.428397</text:p>
          </table:table-cell>
          <table:table-cell office:value-type="float" office:value="1.262283" calcext:value-type="float">
            <text:p>1.262283</text:p>
          </table:table-cell>
          <table:table-cell office:value-type="float" office:value="1.067451" calcext:value-type="float">
            <text:p>1.067451</text:p>
          </table:table-cell>
          <table:table-cell office:value-type="float" office:value="3.162011" calcext:value-type="float">
            <text:p>3.162011</text:p>
          </table:table-cell>
          <table:table-cell office:value-type="float" office:value="0.335011" calcext:value-type="float">
            <text:p>0.335011</text:p>
          </table:table-cell>
          <table:table-cell office:value-type="float" office:value="1.091892" calcext:value-type="float">
            <text:p>1.091892</text:p>
          </table:table-cell>
          <table:table-cell office:value-type="float" office:value="2.199278" calcext:value-type="float">
            <text:p>2.1992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38198" calcext:value-type="float">
            <text:p>0.238198</text:p>
          </table:table-cell>
          <table:table-cell office:value-type="float" office:value="3.421102" calcext:value-type="float">
            <text:p>3.421102</text:p>
          </table:table-cell>
          <table:table-cell office:value-type="float" office:value="1.335014" calcext:value-type="float">
            <text:p>1.335014</text:p>
          </table:table-cell>
          <table:table-cell office:value-type="float" office:value="1.121368" calcext:value-type="float">
            <text:p>1.121368</text:p>
          </table:table-cell>
          <table:table-cell office:value-type="float" office:value="3.182466" calcext:value-type="float">
            <text:p>3.182466</text:p>
          </table:table-cell>
          <table:table-cell office:value-type="float" office:value="0.336583" calcext:value-type="float">
            <text:p>0.336583</text:p>
          </table:table-cell>
          <table:table-cell office:value-type="float" office:value="1.099739" calcext:value-type="float">
            <text:p>1.099739</text:p>
          </table:table-cell>
          <table:table-cell office:value-type="float" office:value="2.197192" calcext:value-type="float">
            <text:p>2.1971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35828" calcext:value-type="float">
            <text:p>0.235828</text:p>
          </table:table-cell>
          <table:table-cell office:value-type="float" office:value="3.401091" calcext:value-type="float">
            <text:p>3.401091</text:p>
          </table:table-cell>
          <table:table-cell office:value-type="float" office:value="1.393326" calcext:value-type="float">
            <text:p>1.393326</text:p>
          </table:table-cell>
          <table:table-cell office:value-type="float" office:value="1.109453" calcext:value-type="float">
            <text:p>1.109453</text:p>
          </table:table-cell>
          <table:table-cell office:value-type="float" office:value="3.208184" calcext:value-type="float">
            <text:p>3.208184</text:p>
          </table:table-cell>
          <table:table-cell office:value-type="float" office:value="0.338479" calcext:value-type="float">
            <text:p>0.338479</text:p>
          </table:table-cell>
          <table:table-cell office:value-type="float" office:value="1.120625" calcext:value-type="float">
            <text:p>1.120625</text:p>
          </table:table-cell>
          <table:table-cell office:value-type="float" office:value="2.204971" calcext:value-type="float">
            <text:p>2.2049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34828" calcext:value-type="float">
            <text:p>0.234828</text:p>
          </table:table-cell>
          <table:table-cell office:value-type="float" office:value="3.413552" calcext:value-type="float">
            <text:p>3.413552</text:p>
          </table:table-cell>
          <table:table-cell office:value-type="float" office:value="1.603727" calcext:value-type="float">
            <text:p>1.603727</text:p>
          </table:table-cell>
          <table:table-cell office:value-type="float" office:value="1.138891" calcext:value-type="float">
            <text:p>1.138891</text:p>
          </table:table-cell>
          <table:table-cell office:value-type="float" office:value="3.220366" calcext:value-type="float">
            <text:p>3.220366</text:p>
          </table:table-cell>
          <table:table-cell office:value-type="float" office:value="0.338596" calcext:value-type="float">
            <text:p>0.338596</text:p>
          </table:table-cell>
          <table:table-cell office:value-type="float" office:value="1.171756" calcext:value-type="float">
            <text:p>1.171756</text:p>
          </table:table-cell>
          <table:table-cell office:value-type="float" office:value="2.193565" calcext:value-type="float">
            <text:p>2.1935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31733" calcext:value-type="float">
            <text:p>0.231733</text:p>
          </table:table-cell>
          <table:table-cell office:value-type="float" office:value="3.407934" calcext:value-type="float">
            <text:p>3.407934</text:p>
          </table:table-cell>
          <table:table-cell office:value-type="float" office:value="1.692326" calcext:value-type="float">
            <text:p>1.692326</text:p>
          </table:table-cell>
          <table:table-cell office:value-type="float" office:value="1.16791" calcext:value-type="float">
            <text:p>1.16791</text:p>
          </table:table-cell>
          <table:table-cell office:value-type="float" office:value="3.224071" calcext:value-type="float">
            <text:p>3.224071</text:p>
          </table:table-cell>
          <table:table-cell office:value-type="float" office:value="0.339403" calcext:value-type="float">
            <text:p>0.339403</text:p>
          </table:table-cell>
          <table:table-cell office:value-type="float" office:value="1.178471" calcext:value-type="float">
            <text:p>1.178471</text:p>
          </table:table-cell>
          <table:table-cell office:value-type="float" office:value="2.19047" calcext:value-type="float">
            <text:p>2.190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29518" calcext:value-type="float">
            <text:p>0.229518</text:p>
          </table:table-cell>
          <table:table-cell office:value-type="float" office:value="3.405747" calcext:value-type="float">
            <text:p>3.405747</text:p>
          </table:table-cell>
          <table:table-cell office:value-type="float" office:value="1.647967" calcext:value-type="float">
            <text:p>1.647967</text:p>
          </table:table-cell>
          <table:table-cell office:value-type="float" office:value="1.146907" calcext:value-type="float">
            <text:p>1.146907</text:p>
          </table:table-cell>
          <table:table-cell office:value-type="float" office:value="3.221538" calcext:value-type="float">
            <text:p>3.221538</text:p>
          </table:table-cell>
          <table:table-cell office:value-type="float" office:value="0.339162" calcext:value-type="float">
            <text:p>0.339162</text:p>
          </table:table-cell>
          <table:table-cell office:value-type="float" office:value="1.166368" calcext:value-type="float">
            <text:p>1.166368</text:p>
          </table:table-cell>
          <table:table-cell office:value-type="float" office:value="2.182926" calcext:value-type="float">
            <text:p>2.182926</text:p>
          </table:table-cell>
        </table:table-row>
        <table:table-row table:style-name="ro1">
          <table:table-cell table:style-name="ce3"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2]/[.B42]-1" office:value-type="float" office:value="0" calcext:value-type="float">
            <text:p>0</text:p>
          </table:table-cell>
          <table:table-cell table:formula="of:=[.C42]/[.C42]-1" office:value-type="float" office:value="0" calcext:value-type="float">
            <text:p>0</text:p>
          </table:table-cell>
          <table:table-cell table:formula="of:=[.D42]/[.D42]-1" office:value-type="float" office:value="0" calcext:value-type="float">
            <text:p>0</text:p>
          </table:table-cell>
          <table:table-cell table:formula="of:=[.E42]/[.E42]-1" office:value-type="float" office:value="0" calcext:value-type="float">
            <text:p>0</text:p>
          </table:table-cell>
          <table:table-cell table:formula="of:=[.F42]/[.F42]-1" office:value-type="float" office:value="0" calcext:value-type="float">
            <text:p>0</text:p>
          </table:table-cell>
          <table:table-cell table:formula="of:=[.G42]/[.G42]-1" office:value-type="float" office:value="0" calcext:value-type="float">
            <text:p>0</text:p>
          </table:table-cell>
          <table:table-cell table:formula="of:=[.H42]/[.H42]-1" office:value-type="float" office:value="0" calcext:value-type="float">
            <text:p>0</text:p>
          </table:table-cell>
          <table:table-cell table:formula="of:=[.I42]/[.I42]-1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2" table:formula="of:=[.B43]/[.B42]-1" office:value-type="float" office:value="-0.0260271649258688" calcext:value-type="float">
            <text:p>-0.026027</text:p>
          </table:table-cell>
          <table:table-cell table:style-name="ce12" table:formula="of:=[.C43]/[.C42]-1" office:value-type="float" office:value="-0.00372703099517713" calcext:value-type="float">
            <text:p>-0.003727</text:p>
          </table:table-cell>
          <table:table-cell table:style-name="ce12" table:formula="of:=[.D43]/[.D42]-1" office:value-type="float" office:value="0.187002851285435" calcext:value-type="float">
            <text:p>0.187003</text:p>
          </table:table-cell>
          <table:table-cell table:style-name="ce12" table:formula="of:=[.E43]/[.E42]-1" office:value-type="float" office:value="0.035520798415053" calcext:value-type="float">
            <text:p>0.035521</text:p>
          </table:table-cell>
          <table:table-cell table:style-name="ce12" table:formula="of:=[.F43]/[.F42]-1" office:value-type="float" office:value="0.00680534212209794" calcext:value-type="float">
            <text:p>0.006805</text:p>
          </table:table-cell>
          <table:table-cell table:style-name="ce12" table:formula="of:=[.G43]/[.G42]-1" office:value-type="float" office:value="0.0130217513011384" calcext:value-type="float">
            <text:p>0.013022</text:p>
          </table:table-cell>
          <table:table-cell table:style-name="ce12" table:formula="of:=[.H43]/[.H42]-1" office:value-type="float" office:value="0.0746876329045372" calcext:value-type="float">
            <text:p>0.074688</text:p>
          </table:table-cell>
          <table:table-cell table:style-name="ce12" table:formula="of:=[.I43]/[.I42]-1" office:value-type="float" office:value="0.00977296619643786" calcext:value-type="float">
            <text:p>0.0097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2" table:formula="of:=[.B44]/[.B42]-1" office:value-type="float" office:value="-0.0678345794524614" calcext:value-type="float">
            <text:p>-0.067835</text:p>
          </table:table-cell>
          <table:table-cell table:style-name="ce12" table:formula="of:=[.C44]/[.C42]-1" office:value-type="float" office:value="-0.00233578423185898" calcext:value-type="float">
            <text:p>-0.002336</text:p>
          </table:table-cell>
          <table:table-cell table:style-name="ce12" table:formula="of:=[.D44]/[.D42]-1" office:value-type="float" office:value="0.17104225086599" calcext:value-type="float">
            <text:p>0.171042</text:p>
          </table:table-cell>
          <table:table-cell table:style-name="ce12" table:formula="of:=[.E44]/[.E42]-1" office:value-type="float" office:value="0.0412736582849413" calcext:value-type="float">
            <text:p>0.041274</text:p>
          </table:table-cell>
          <table:table-cell table:style-name="ce12" table:formula="of:=[.F44]/[.F42]-1" office:value-type="float" office:value="0.00666431192829564" calcext:value-type="float">
            <text:p>0.006664</text:p>
          </table:table-cell>
          <table:table-cell table:style-name="ce12" table:formula="of:=[.G44]/[.G42]-1" office:value-type="float" office:value="-0.00244676218715656" calcext:value-type="float">
            <text:p>-0.002447</text:p>
          </table:table-cell>
          <table:table-cell table:style-name="ce12" table:formula="of:=[.H44]/[.H42]-1" office:value-type="float" office:value="0.0862440170648151" calcext:value-type="float">
            <text:p>0.086244</text:p>
          </table:table-cell>
          <table:table-cell table:style-name="ce12" table:formula="of:=[.I44]/[.I42]-1" office:value-type="float" office:value="0.0119732656308751" calcext:value-type="float">
            <text:p>0.0119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" table:formula="of:=[.B45]/[.B42]-1" office:value-type="float" office:value="-0.112479329498396" calcext:value-type="float">
            <text:p>-0.112479</text:p>
          </table:table-cell>
          <table:table-cell table:style-name="ce12" table:formula="of:=[.C45]/[.C42]-1" office:value-type="float" office:value="-0.00431751213710307" calcext:value-type="float">
            <text:p>-0.004318</text:p>
          </table:table-cell>
          <table:table-cell table:style-name="ce12" table:formula="of:=[.D45]/[.D42]-1" office:value-type="float" office:value="0.346023517213752" calcext:value-type="float">
            <text:p>0.346024</text:p>
          </table:table-cell>
          <table:table-cell table:style-name="ce12" table:formula="of:=[.E45]/[.E42]-1" office:value-type="float" office:value="0.08198226770269" calcext:value-type="float">
            <text:p>0.081982</text:p>
          </table:table-cell>
          <table:table-cell table:style-name="ce12" table:formula="of:=[.F45]/[.F42]-1" office:value-type="float" office:value="0.0120758691620964" calcext:value-type="float">
            <text:p>0.012076</text:p>
          </table:table-cell>
          <table:table-cell table:style-name="ce12" table:formula="of:=[.G45]/[.G42]-1" office:value-type="float" office:value="0.00287035418808079" calcext:value-type="float">
            <text:p>0.002870</text:p>
          </table:table-cell>
          <table:table-cell table:style-name="ce12" table:formula="of:=[.H45]/[.H42]-1" office:value-type="float" office:value="0.119620967733711" calcext:value-type="float">
            <text:p>0.119621</text:p>
          </table:table-cell>
          <table:table-cell table:style-name="ce12" table:formula="of:=[.I45]/[.I42]-1" office:value-type="float" office:value="0.0136883661451768" calcext:value-type="float">
            <text:p>0.0136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2" table:formula="of:=[.B46]/[.B42]-1" office:value-type="float" office:value="-0.136881121648552" calcext:value-type="float">
            <text:p>-0.136881</text:p>
          </table:table-cell>
          <table:table-cell table:style-name="ce12" table:formula="of:=[.C46]/[.C42]-1" office:value-type="float" office:value="-0.00422834454705334" calcext:value-type="float">
            <text:p>-0.004228</text:p>
          </table:table-cell>
          <table:table-cell table:style-name="ce12" table:formula="of:=[.D46]/[.D42]-1" office:value-type="float" office:value="0.189794754577374" calcext:value-type="float">
            <text:p>0.189795</text:p>
          </table:table-cell>
          <table:table-cell table:style-name="ce12" table:formula="of:=[.E46]/[.E42]-1" office:value-type="float" office:value="0.0713356631144531" calcext:value-type="float">
            <text:p>0.071336</text:p>
          </table:table-cell>
          <table:table-cell table:style-name="ce12" table:formula="of:=[.F46]/[.F42]-1" office:value-type="float" office:value="0.00436717147429278" calcext:value-type="float">
            <text:p>0.004367</text:p>
          </table:table-cell>
          <table:table-cell table:style-name="ce12" table:formula="of:=[.G46]/[.G42]-1" office:value-type="float" office:value="-0.00763650474393407" calcext:value-type="float">
            <text:p>-0.007637</text:p>
          </table:table-cell>
          <table:table-cell table:style-name="ce12" table:formula="of:=[.H46]/[.H42]-1" office:value-type="float" office:value="0.113610750466345" calcext:value-type="float">
            <text:p>0.113611</text:p>
          </table:table-cell>
          <table:table-cell table:style-name="ce12" table:formula="of:=[.I46]/[.I42]-1" office:value-type="float" office:value="0.00479031137252361" calcext:value-type="float">
            <text:p>0.00479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2" table:formula="of:=[.B47]/[.B42]-1" office:value-type="float" office:value="-0.158346642545192" calcext:value-type="float">
            <text:p>-0.158347</text:p>
          </table:table-cell>
          <table:table-cell table:style-name="ce12" table:formula="of:=[.C47]/[.C42]-1" office:value-type="float" office:value="-0.00634716399139701" calcext:value-type="float">
            <text:p>-0.006347</text:p>
          </table:table-cell>
          <table:table-cell table:style-name="ce12" table:formula="of:=[.D47]/[.D42]-1" office:value-type="float" office:value="0.258349082168862" calcext:value-type="float">
            <text:p>0.258349</text:p>
          </table:table-cell>
          <table:table-cell table:style-name="ce12" table:formula="of:=[.E47]/[.E42]-1" office:value-type="float" office:value="0.125448877630287" calcext:value-type="float">
            <text:p>0.125449</text:p>
          </table:table-cell>
          <table:table-cell table:style-name="ce12" table:formula="of:=[.F47]/[.F42]-1" office:value-type="float" office:value="0.0108644070919128" calcext:value-type="float">
            <text:p>0.010864</text:p>
          </table:table-cell>
          <table:table-cell table:style-name="ce12" table:formula="of:=[.G47]/[.G42]-1" office:value-type="float" office:value="-0.00297995491559266" calcext:value-type="float">
            <text:p>-0.002980</text:p>
          </table:table-cell>
          <table:table-cell table:style-name="ce12" table:formula="of:=[.H47]/[.H42]-1" office:value-type="float" office:value="0.121613834616526" calcext:value-type="float">
            <text:p>0.121614</text:p>
          </table:table-cell>
          <table:table-cell table:style-name="ce12" table:formula="of:=[.I47]/[.I42]-1" office:value-type="float" office:value="0.00383727469888639" calcext:value-type="float">
            <text:p>0.0038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2" table:formula="of:=[.B48]/[.B42]-1" office:value-type="float" office:value="-0.16672084575919" calcext:value-type="float">
            <text:p>-0.166721</text:p>
          </table:table-cell>
          <table:table-cell table:style-name="ce12" table:formula="of:=[.C48]/[.C42]-1" office:value-type="float" office:value="-0.0121593224424948" calcext:value-type="float">
            <text:p>-0.012159</text:p>
          </table:table-cell>
          <table:table-cell table:style-name="ce12" table:formula="of:=[.D48]/[.D42]-1" office:value-type="float" office:value="0.313312439616373" calcext:value-type="float">
            <text:p>0.313312</text:p>
          </table:table-cell>
          <table:table-cell table:style-name="ce12" table:formula="of:=[.E48]/[.E42]-1" office:value-type="float" office:value="0.11349051661324" calcext:value-type="float">
            <text:p>0.113491</text:p>
          </table:table-cell>
          <table:table-cell table:style-name="ce12" table:formula="of:=[.F48]/[.F42]-1" office:value-type="float" office:value="0.0190333587230034" calcext:value-type="float">
            <text:p>0.019033</text:p>
          </table:table-cell>
          <table:table-cell table:style-name="ce12" table:formula="of:=[.G48]/[.G42]-1" office:value-type="float" office:value="0.00263634182393391" calcext:value-type="float">
            <text:p>0.002636</text:p>
          </table:table-cell>
          <table:table-cell table:style-name="ce12" table:formula="of:=[.H48]/[.H42]-1" office:value-type="float" office:value="0.142915276640316" calcext:value-type="float">
            <text:p>0.142915</text:p>
          </table:table-cell>
          <table:table-cell table:style-name="ce12" table:formula="of:=[.I48]/[.I42]-1" office:value-type="float" office:value="0.00739128825795765" calcext:value-type="float">
            <text:p>0.0073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2" table:formula="of:=[.B49]/[.B42]-1" office:value-type="float" office:value="-0.170254264836827" calcext:value-type="float">
            <text:p>-0.170254</text:p>
          </table:table-cell>
          <table:table-cell table:style-name="ce12" table:formula="of:=[.C49]/[.C42]-1" office:value-type="float" office:value="-0.00854004772063532" calcext:value-type="float">
            <text:p>-0.008540</text:p>
          </table:table-cell>
          <table:table-cell table:style-name="ce12" table:formula="of:=[.D49]/[.D42]-1" office:value-type="float" office:value="0.511630888140067" calcext:value-type="float">
            <text:p>0.511631</text:p>
          </table:table-cell>
          <table:table-cell table:style-name="ce12" table:formula="of:=[.E49]/[.E42]-1" office:value-type="float" office:value="0.143035647256954" calcext:value-type="float">
            <text:p>0.143036</text:p>
          </table:table-cell>
          <table:table-cell table:style-name="ce12" table:formula="of:=[.F49]/[.F42]-1" office:value-type="float" office:value="0.0229027952565575" calcext:value-type="float">
            <text:p>0.022903</text:p>
          </table:table-cell>
          <table:table-cell table:style-name="ce12" table:formula="of:=[.G49]/[.G42]-1" office:value-type="float" office:value="0.00298291709741738" calcext:value-type="float">
            <text:p>0.002983</text:p>
          </table:table-cell>
          <table:table-cell table:style-name="ce12" table:formula="of:=[.H49]/[.H42]-1" office:value-type="float" office:value="0.195063319928567" calcext:value-type="float">
            <text:p>0.195063</text:p>
          </table:table-cell>
          <table:table-cell table:style-name="ce12" table:formula="of:=[.I49]/[.I42]-1" office:value-type="float" office:value="0.00218019703096628" calcext:value-type="float">
            <text:p>0.0021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2" table:formula="of:=[.B50]/[.B42]-1" office:value-type="float" office:value="-0.181190196882111" calcext:value-type="float">
            <text:p>-0.181190</text:p>
          </table:table-cell>
          <table:table-cell table:style-name="ce12" table:formula="of:=[.C50]/[.C42]-1" office:value-type="float" office:value="-0.0101717855737296" calcext:value-type="float">
            <text:p>-0.010172</text:p>
          </table:table-cell>
          <table:table-cell table:style-name="ce12" table:formula="of:=[.D50]/[.D42]-1" office:value-type="float" office:value="0.595141975163183" calcext:value-type="float">
            <text:p>0.595142</text:p>
          </table:table-cell>
          <table:table-cell table:style-name="ce12" table:formula="of:=[.E50]/[.E42]-1" office:value-type="float" office:value="0.17216025307766" calcext:value-type="float">
            <text:p>0.172160</text:p>
          </table:table-cell>
          <table:table-cell table:style-name="ce12" table:formula="of:=[.F50]/[.F42]-1" office:value-type="float" office:value="0.0240796350494337" calcext:value-type="float">
            <text:p>0.024080</text:p>
          </table:table-cell>
          <table:table-cell table:style-name="ce12" table:formula="of:=[.G50]/[.G42]-1" office:value-type="float" office:value="0.00537339782990576" calcext:value-type="float">
            <text:p>0.005373</text:p>
          </table:table-cell>
          <table:table-cell table:style-name="ce12" table:formula="of:=[.H50]/[.H42]-1" office:value-type="float" office:value="0.201911887542746" calcext:value-type="float">
            <text:p>0.201912</text:p>
          </table:table-cell>
          <table:table-cell table:style-name="ce12" table:formula="of:=[.I50]/[.I42]-1" office:value-type="float" office:value="0.000766175695920079" calcext:value-type="float">
            <text:p>0.0007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2" table:formula="of:=[.B51]/[.B42]-1" office:value-type="float" office:value="-0.189016720139075" calcext:value-type="float">
            <text:p>-0.189017</text:p>
          </table:table-cell>
          <table:table-cell table:style-name="ce12" table:formula="of:=[.C51]/[.C42]-1" office:value-type="float" office:value="-0.0108069957347686" calcext:value-type="float">
            <text:p>-0.010807</text:p>
          </table:table-cell>
          <table:table-cell table:style-name="ce12" table:formula="of:=[.D51]/[.D42]-1" office:value-type="float" office:value="0.553330348516625" calcext:value-type="float">
            <text:p>0.553330</text:p>
          </table:table-cell>
          <table:table-cell table:style-name="ce12" table:formula="of:=[.E51]/[.E42]-1" office:value-type="float" office:value="0.151080819049875" calcext:value-type="float">
            <text:p>0.151081</text:p>
          </table:table-cell>
          <table:table-cell table:style-name="ce12" table:formula="of:=[.F51]/[.F42]-1" office:value-type="float" office:value="0.0232750641465036" calcext:value-type="float">
            <text:p>0.023275</text:p>
          </table:table-cell>
          <table:table-cell table:style-name="ce12" table:formula="of:=[.G51]/[.G42]-1" office:value-type="float" office:value="0.00465951201016623" calcext:value-type="float">
            <text:p>0.004660</text:p>
          </table:table-cell>
          <table:table-cell table:style-name="ce12" table:formula="of:=[.H51]/[.H42]-1" office:value-type="float" office:value="0.189568147582298" calcext:value-type="float">
            <text:p>0.189568</text:p>
          </table:table-cell>
          <table:table-cell table:style-name="ce12" table:formula="of:=[.I51]/[.I42]-1" office:value-type="float" office:value="-0.00268047275370487" calcext:value-type="float">
            <text:p>-0.002680</text:p>
          </table:table-cell>
        </table:table-row>
        <table:table-row table:style-name="ro1">
          <table:table-cell table:style-name="ce4" office:value-type="string" calcext:value-type="string">
            <text:p>AMPM</text:p>
          </table:table-cell>
          <table:table-cell table:style-name="ce9" table:number-columns-repeated="7"/>
          <table:table-cell table:style-name="ce9" office:value-type="string" calcext:value-type="string">
            <text:p>Version 28Feb</text:p>
          </table:table-cell>
        </table:table-row>
        <table:table-row table:style-name="ro1">
          <table:table-cell table:style-name="ce5" office:value-type="string" calcext:value-type="string">
            <text:p>Degree</text:p>
          </table:table-cell>
          <table:table-cell table:style-name="ce10" office:value-type="string" calcext:value-type="string">
            <text:p>gcc</text:p>
          </table:table-cell>
          <table:table-cell table:style-name="ce10" office:value-type="string" calcext:value-type="string">
            <text:p>GemsFDTD</text:p>
          </table:table-cell>
          <table:table-cell table:style-name="ce10" office:value-type="string" calcext:value-type="string">
            <text:p>lbm</text:p>
          </table:table-cell>
          <table:table-cell table:style-name="ce10" office:value-type="string" calcext:value-type="string">
            <text:p>leslie3D</text:p>
          </table:table-cell>
          <table:table-cell table:style-name="ce10" office:value-type="string" calcext:value-type="string">
            <text:p>libquantum</text:p>
          </table:table-cell>
          <table:table-cell table:style-name="ce10" office:value-type="string" calcext:value-type="string">
            <text:p>mcf</text:p>
          </table:table-cell>
          <table:table-cell table:style-name="ce10" office:value-type="string" calcext:value-type="string">
            <text:p>milc</text:p>
          </table:table-cell>
          <table:table-cell table:style-name="ce10" office:value-type="string" calcext:value-type="string">
            <text:p>omentp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35715" calcext:value-type="float">
            <text:p>0.335715</text:p>
          </table:table-cell>
          <table:table-cell office:value-type="float" office:value="3.450594" calcext:value-type="float">
            <text:p>3.450594</text:p>
          </table:table-cell>
          <table:table-cell office:value-type="float" office:value="1.937708" calcext:value-type="float">
            <text:p>1.937708</text:p>
          </table:table-cell>
          <table:table-cell office:value-type="float" office:value="1.525874" calcext:value-type="float">
            <text:p>1.525874</text:p>
          </table:table-cell>
          <table:table-cell office:value-type="float" office:value="3.203277" calcext:value-type="float">
            <text:p>3.203277</text:p>
          </table:table-cell>
          <table:table-cell office:value-type="float" office:value="0.368719" calcext:value-type="float">
            <text:p>0.368719</text:p>
          </table:table-cell>
          <table:table-cell office:value-type="float" office:value="1.224713" calcext:value-type="float">
            <text:p>1.224713</text:p>
          </table:table-cell>
          <table:table-cell office:value-type="float" office:value="2.253895" calcext:value-type="float">
            <text:p>2.253895</text:p>
          </table:table-cell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office:value-type="float" office:value="0.338902" calcext:value-type="float">
            <text:p>0.338902</text:p>
          </table:table-cell>
          <table:table-cell office:value-type="float" office:value="3.451062" calcext:value-type="float">
            <text:p>3.451062</text:p>
          </table:table-cell>
          <table:table-cell office:value-type="float" office:value="2.032195" calcext:value-type="float">
            <text:p>2.032195</text:p>
          </table:table-cell>
          <table:table-cell office:value-type="float" office:value="1.622495" calcext:value-type="float">
            <text:p>1.622495</text:p>
          </table:table-cell>
          <table:table-cell office:value-type="float" office:value="3.268607" calcext:value-type="float">
            <text:p>3.268607</text:p>
          </table:table-cell>
          <table:table-cell office:value-type="float" office:value="0.372489" calcext:value-type="float">
            <text:p>0.372489</text:p>
          </table:table-cell>
          <table:table-cell office:value-type="float" office:value="1.17951" calcext:value-type="float">
            <text:p>1.17951</text:p>
          </table:table-cell>
          <table:table-cell office:value-type="float" office:value="2.269297" calcext:value-type="float">
            <text:p>2.2692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36815" calcext:value-type="float">
            <text:p>0.336815</text:p>
          </table:table-cell>
          <table:table-cell office:value-type="float" office:value="3.452631" calcext:value-type="float">
            <text:p>3.452631</text:p>
          </table:table-cell>
          <table:table-cell office:value-type="float" office:value="2.019524" calcext:value-type="float">
            <text:p>2.019524</text:p>
          </table:table-cell>
          <table:table-cell office:value-type="float" office:value="1.624395" calcext:value-type="float">
            <text:p>1.624395</text:p>
          </table:table-cell>
          <table:table-cell office:value-type="float" office:value="3.268748" calcext:value-type="float">
            <text:p>3.268748</text:p>
          </table:table-cell>
          <table:table-cell office:value-type="float" office:value="0.371603" calcext:value-type="float">
            <text:p>0.371603</text:p>
          </table:table-cell>
          <table:table-cell office:value-type="float" office:value="1.177319" calcext:value-type="float">
            <text:p>1.177319</text:p>
          </table:table-cell>
          <table:table-cell office:value-type="float" office:value="2.268269" calcext:value-type="float">
            <text:p>2.2682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6798" calcext:value-type="float">
            <text:p>0.336798</text:p>
          </table:table-cell>
          <table:table-cell office:value-type="float" office:value="3.452292" calcext:value-type="float">
            <text:p>3.452292</text:p>
          </table:table-cell>
          <table:table-cell office:value-type="float" office:value="2.019524" calcext:value-type="float">
            <text:p>2.019524</text:p>
          </table:table-cell>
          <table:table-cell office:value-type="float" office:value="1.622357" calcext:value-type="float">
            <text:p>1.622357</text:p>
          </table:table-cell>
          <table:table-cell office:value-type="float" office:value="3.267697" calcext:value-type="float">
            <text:p>3.267697</text:p>
          </table:table-cell>
          <table:table-cell office:value-type="float" office:value="0.371421" calcext:value-type="float">
            <text:p>0.371421</text:p>
          </table:table-cell>
          <table:table-cell office:value-type="float" office:value="1.174515" calcext:value-type="float">
            <text:p>1.174515</text:p>
          </table:table-cell>
          <table:table-cell office:value-type="float" office:value="2.268571" calcext:value-type="float">
            <text:p>2.2685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36173" calcext:value-type="float">
            <text:p>0.336173</text:p>
          </table:table-cell>
          <table:table-cell office:value-type="float" office:value="3.452123" calcext:value-type="float">
            <text:p>3.452123</text:p>
          </table:table-cell>
          <table:table-cell office:value-type="float" office:value="2.019524" calcext:value-type="float">
            <text:p>2.019524</text:p>
          </table:table-cell>
          <table:table-cell office:value-type="float" office:value="1.622357" calcext:value-type="float">
            <text:p>1.622357</text:p>
          </table:table-cell>
          <table:table-cell office:value-type="float" office:value="3.268748" calcext:value-type="float">
            <text:p>3.268748</text:p>
          </table:table-cell>
          <table:table-cell office:value-type="float" office:value="0.371206" calcext:value-type="float">
            <text:p>0.371206</text:p>
          </table:table-cell>
          <table:table-cell office:value-type="float" office:value="1.175892" calcext:value-type="float">
            <text:p>1.175892</text:p>
          </table:table-cell>
          <table:table-cell office:value-type="float" office:value="2.267902" calcext:value-type="float">
            <text:p>2.2679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35931" calcext:value-type="float">
            <text:p>0.335931</text:p>
          </table:table-cell>
          <table:table-cell office:value-type="float" office:value="3.452123" calcext:value-type="float">
            <text:p>3.452123</text:p>
          </table:table-cell>
          <table:table-cell office:value-type="float" office:value="2.019524" calcext:value-type="float">
            <text:p>2.019524</text:p>
          </table:table-cell>
          <table:table-cell office:value-type="float" office:value="1.622357" calcext:value-type="float">
            <text:p>1.622357</text:p>
          </table:table-cell>
          <table:table-cell office:value-type="float" office:value="3.266809" calcext:value-type="float">
            <text:p>3.266809</text:p>
          </table:table-cell>
          <table:table-cell office:value-type="float" office:value="0.371034" calcext:value-type="float">
            <text:p>0.371034</text:p>
          </table:table-cell>
          <table:table-cell office:value-type="float" office:value="1.173816" calcext:value-type="float">
            <text:p>1.173816</text:p>
          </table:table-cell>
          <table:table-cell office:value-type="float" office:value="2.26846" calcext:value-type="float">
            <text:p>2.268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36406" calcext:value-type="float">
            <text:p>0.336406</text:p>
          </table:table-cell>
          <table:table-cell office:value-type="float" office:value="3.452123" calcext:value-type="float">
            <text:p>3.452123</text:p>
          </table:table-cell>
          <table:table-cell office:value-type="float" office:value="2.019524" calcext:value-type="float">
            <text:p>2.019524</text:p>
          </table:table-cell>
          <table:table-cell office:value-type="float" office:value="1.622357" calcext:value-type="float">
            <text:p>1.622357</text:p>
          </table:table-cell>
          <table:table-cell office:value-type="float" office:value="3.266809" calcext:value-type="float">
            <text:p>3.266809</text:p>
          </table:table-cell>
          <table:table-cell office:value-type="float" office:value="0.371436" calcext:value-type="float">
            <text:p>0.371436</text:p>
          </table:table-cell>
          <table:table-cell office:value-type="float" office:value="1.174824" calcext:value-type="float">
            <text:p>1.174824</text:p>
          </table:table-cell>
          <table:table-cell office:value-type="float" office:value="2.268752" calcext:value-type="float">
            <text:p>2.2687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36599" calcext:value-type="float">
            <text:p>0.336599</text:p>
          </table:table-cell>
          <table:table-cell office:value-type="float" office:value="3.452123" calcext:value-type="float">
            <text:p>3.452123</text:p>
          </table:table-cell>
          <table:table-cell office:value-type="float" office:value="2.019524" calcext:value-type="float">
            <text:p>2.019524</text:p>
          </table:table-cell>
          <table:table-cell office:value-type="float" office:value="1.622357" calcext:value-type="float">
            <text:p>1.622357</text:p>
          </table:table-cell>
          <table:table-cell office:value-type="float" office:value="3.266809" calcext:value-type="float">
            <text:p>3.266809</text:p>
          </table:table-cell>
          <table:table-cell office:value-type="float" office:value="0.371158" calcext:value-type="float">
            <text:p>0.371158</text:p>
          </table:table-cell>
          <table:table-cell office:value-type="float" office:value="1.174784" calcext:value-type="float">
            <text:p>1.174784</text:p>
          </table:table-cell>
          <table:table-cell office:value-type="float" office:value="2.268752" calcext:value-type="float">
            <text:p>2.268752</text:p>
          </table:table-cell>
        </table:table-row>
        <table:table-row table:style-name="ro1">
          <table:table-cell table:style-name="ce3"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5]/[.B65]-1" office:value-type="float" office:value="0" calcext:value-type="float">
            <text:p>0</text:p>
          </table:table-cell>
          <table:table-cell table:formula="of:=[.C65]/[.C65]-1" office:value-type="float" office:value="0" calcext:value-type="float">
            <text:p>0</text:p>
          </table:table-cell>
          <table:table-cell table:formula="of:=[.D65]/[.D65]-1" office:value-type="float" office:value="0" calcext:value-type="float">
            <text:p>0</text:p>
          </table:table-cell>
          <table:table-cell table:formula="of:=[.E65]/[.E65]-1" office:value-type="float" office:value="0" calcext:value-type="float">
            <text:p>0</text:p>
          </table:table-cell>
          <table:table-cell table:formula="of:=[.F65]/[.F65]-1" office:value-type="float" office:value="0" calcext:value-type="float">
            <text:p>0</text:p>
          </table:table-cell>
          <table:table-cell table:formula="of:=[.G65]/[.G65]-1" office:value-type="float" office:value="0" calcext:value-type="float">
            <text:p>0</text:p>
          </table:table-cell>
          <table:table-cell table:formula="of:=[.H65]/[.H65]-1" office:value-type="float" office:value="0" calcext:value-type="float">
            <text:p>0</text:p>
          </table:table-cell>
          <table:table-cell table:formula="of:=[.I65]/[.I65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table:formula="of:=[.B66]/[.B65]-1" office:value-type="float" office:value="0.00949317129112481" calcext:value-type="float">
            <text:p>0.009493</text:p>
          </table:table-cell>
          <table:table-cell table:style-name="ce11" table:formula="of:=[.C66]/[.C65]-1" office:value-type="float" office:value="0.000135628822167888" calcext:value-type="float">
            <text:p>0.000136</text:p>
          </table:table-cell>
          <table:table-cell table:style-name="ce11" table:formula="of:=[.D66]/[.D65]-1" office:value-type="float" office:value="0.0487622490075905" calcext:value-type="float">
            <text:p>0.048762</text:p>
          </table:table-cell>
          <table:table-cell table:style-name="ce11" table:formula="of:=[.E66]/[.E65]-1" office:value-type="float" office:value="0.063321742162197" calcext:value-type="float">
            <text:p>0.063322</text:p>
          </table:table-cell>
          <table:table-cell table:style-name="ce11" table:formula="of:=[.F66]/[.F65]-1" office:value-type="float" office:value="0.0203947395120685" calcext:value-type="float">
            <text:p>0.020395</text:p>
          </table:table-cell>
          <table:table-cell table:style-name="ce11" table:formula="of:=[.G66]/[.G65]-1" office:value-type="float" office:value="0.010224588372175" calcext:value-type="float">
            <text:p>0.010225</text:p>
          </table:table-cell>
          <table:table-cell table:style-name="ce11" table:formula="of:=[.H66]/[.H65]-1" office:value-type="float" office:value="-0.0369090554276797" calcext:value-type="float">
            <text:p>-0.036909</text:p>
          </table:table-cell>
          <table:table-cell table:style-name="ce11" table:formula="of:=[.I66]/[.I65]-1" office:value-type="float" office:value="0.00683350377901371" calcext:value-type="float">
            <text:p>0.006834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1" table:formula="of:=[.B67]/[.B65]-1" office:value-type="float" office:value="0.00327658877321535" calcext:value-type="float">
            <text:p>0.003277</text:p>
          </table:table-cell>
          <table:table-cell table:style-name="ce11" table:formula="of:=[.C67]/[.C65]-1" office:value-type="float" office:value="0.000590333142641564" calcext:value-type="float">
            <text:p>0.000590</text:p>
          </table:table-cell>
          <table:table-cell table:style-name="ce11" table:formula="of:=[.D67]/[.D65]-1" office:value-type="float" office:value="0.0422230800512771" calcext:value-type="float">
            <text:p>0.042223</text:p>
          </table:table-cell>
          <table:table-cell table:style-name="ce11" table:formula="of:=[.E67]/[.E65]-1" office:value-type="float" office:value="0.0645669301659244" calcext:value-type="float">
            <text:p>0.064567</text:p>
          </table:table-cell>
          <table:table-cell table:style-name="ce11" table:formula="of:=[.F67]/[.F65]-1" office:value-type="float" office:value="0.0204387569354758" calcext:value-type="float">
            <text:p>0.020439</text:p>
          </table:table-cell>
          <table:table-cell table:style-name="ce11" table:formula="of:=[.G67]/[.G65]-1" office:value-type="float" office:value="0.00782167450009363" calcext:value-type="float">
            <text:p>0.007822</text:p>
          </table:table-cell>
          <table:table-cell table:style-name="ce11" table:formula="of:=[.H67]/[.H65]-1" office:value-type="float" office:value="-0.0386980459911832" calcext:value-type="float">
            <text:p>-0.038698</text:p>
          </table:table-cell>
          <table:table-cell table:style-name="ce11" table:formula="of:=[.I67]/[.I65]-1" office:value-type="float" office:value="0.00637740444874324" calcext:value-type="float">
            <text:p>0.0063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table:formula="of:=[.B68]/[.B65]-1" office:value-type="float" office:value="0.00322595058308384" calcext:value-type="float">
            <text:p>0.003226</text:p>
          </table:table-cell>
          <table:table-cell table:style-name="ce11" table:formula="of:=[.C68]/[.C65]-1" office:value-type="float" office:value="0.00049208918812238" calcext:value-type="float">
            <text:p>0.000492</text:p>
          </table:table-cell>
          <table:table-cell table:style-name="ce11" table:formula="of:=[.D68]/[.D65]-1" office:value-type="float" office:value="0.0422230800512771" calcext:value-type="float">
            <text:p>0.042223</text:p>
          </table:table-cell>
          <table:table-cell table:style-name="ce11" table:formula="of:=[.E68]/[.E65]-1" office:value-type="float" office:value="0.0632313021913999" calcext:value-type="float">
            <text:p>0.063231</text:p>
          </table:table-cell>
          <table:table-cell table:style-name="ce11" table:formula="of:=[.F68]/[.F65]-1" office:value-type="float" office:value="0.0201106554319217" calcext:value-type="float">
            <text:p>0.020111</text:p>
          </table:table-cell>
          <table:table-cell table:style-name="ce11" table:formula="of:=[.G68]/[.G65]-1" office:value-type="float" office:value="0.00732807368212662" calcext:value-type="float">
            <text:p>0.007328</text:p>
          </table:table-cell>
          <table:table-cell table:style-name="ce11" table:formula="of:=[.H68]/[.H65]-1" office:value-type="float" office:value="-0.0409875619839096" calcext:value-type="float">
            <text:p>-0.040988</text:p>
          </table:table-cell>
          <table:table-cell table:style-name="ce11" table:formula="of:=[.I68]/[.I65]-1" office:value-type="float" office:value="0.00651139471891993" calcext:value-type="float">
            <text:p>0.0065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table:formula="of:=[.B69]/[.B65]-1" office:value-type="float" office:value="0.0013642524164843" calcext:value-type="float">
            <text:p>0.001364</text:p>
          </table:table-cell>
          <table:table-cell table:style-name="ce11" table:formula="of:=[.C69]/[.C65]-1" office:value-type="float" office:value="0.000443112113450495" calcext:value-type="float">
            <text:p>0.000443</text:p>
          </table:table-cell>
          <table:table-cell table:style-name="ce11" table:formula="of:=[.D69]/[.D65]-1" office:value-type="float" office:value="0.0422230800512771" calcext:value-type="float">
            <text:p>0.042223</text:p>
          </table:table-cell>
          <table:table-cell table:style-name="ce11" table:formula="of:=[.E69]/[.E65]-1" office:value-type="float" office:value="0.0632313021913999" calcext:value-type="float">
            <text:p>0.063231</text:p>
          </table:table-cell>
          <table:table-cell table:style-name="ce11" table:formula="of:=[.F69]/[.F65]-1" office:value-type="float" office:value="0.0204387569354758" calcext:value-type="float">
            <text:p>0.020439</text:p>
          </table:table-cell>
          <table:table-cell table:style-name="ce11" table:formula="of:=[.G69]/[.G65]-1" office:value-type="float" office:value="0.00674497381474781" calcext:value-type="float">
            <text:p>0.006745</text:p>
          </table:table-cell>
          <table:table-cell table:style-name="ce11" table:formula="of:=[.H69]/[.H65]-1" office:value-type="float" office:value="-0.0398632169332733" calcext:value-type="float">
            <text:p>-0.039863</text:p>
          </table:table-cell>
          <table:table-cell table:style-name="ce11" table:formula="of:=[.I69]/[.I65]-1" office:value-type="float" office:value="0.00621457521313107" calcext:value-type="float">
            <text:p>0.0062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" table:formula="of:=[.B70]/[.B65]-1" office:value-type="float" office:value="0.000643402886376876" calcext:value-type="float">
            <text:p>0.000643</text:p>
          </table:table-cell>
          <table:table-cell table:style-name="ce11" table:formula="of:=[.C70]/[.C65]-1" office:value-type="float" office:value="0.000443112113450495" calcext:value-type="float">
            <text:p>0.000443</text:p>
          </table:table-cell>
          <table:table-cell table:style-name="ce11" table:formula="of:=[.D70]/[.D65]-1" office:value-type="float" office:value="0.0422230800512771" calcext:value-type="float">
            <text:p>0.042223</text:p>
          </table:table-cell>
          <table:table-cell table:style-name="ce11" table:formula="of:=[.E70]/[.E65]-1" office:value-type="float" office:value="0.0632313021913999" calcext:value-type="float">
            <text:p>0.063231</text:p>
          </table:table-cell>
          <table:table-cell table:style-name="ce11" table:formula="of:=[.F70]/[.F65]-1" office:value-type="float" office:value="0.0198334393185478" calcext:value-type="float">
            <text:p>0.019833</text:p>
          </table:table-cell>
          <table:table-cell table:style-name="ce11" table:formula="of:=[.G70]/[.G65]-1" office:value-type="float" office:value="0.0062784939208449" calcext:value-type="float">
            <text:p>0.006278</text:p>
          </table:table-cell>
          <table:table-cell table:style-name="ce11" table:formula="of:=[.H70]/[.H65]-1" office:value-type="float" office:value="-0.0415583079464331" calcext:value-type="float">
            <text:p>-0.041558</text:p>
          </table:table-cell>
          <table:table-cell table:style-name="ce11" table:formula="of:=[.I70]/[.I65]-1" office:value-type="float" office:value="0.00646214663948408" calcext:value-type="float">
            <text:p>0.0064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" table:formula="of:=[.B71]/[.B65]-1" office:value-type="float" office:value="0.00205829349299247" calcext:value-type="float">
            <text:p>0.002058</text:p>
          </table:table-cell>
          <table:table-cell table:style-name="ce11" table:formula="of:=[.C71]/[.C65]-1" office:value-type="float" office:value="0.000443112113450495" calcext:value-type="float">
            <text:p>0.000443</text:p>
          </table:table-cell>
          <table:table-cell table:style-name="ce11" table:formula="of:=[.D71]/[.D65]-1" office:value-type="float" office:value="0.0422230800512771" calcext:value-type="float">
            <text:p>0.042223</text:p>
          </table:table-cell>
          <table:table-cell table:style-name="ce11" table:formula="of:=[.E71]/[.E65]-1" office:value-type="float" office:value="0.0632313021913999" calcext:value-type="float">
            <text:p>0.063231</text:p>
          </table:table-cell>
          <table:table-cell table:style-name="ce11" table:formula="of:=[.F71]/[.F65]-1" office:value-type="float" office:value="0.0198334393185478" calcext:value-type="float">
            <text:p>0.019833</text:p>
          </table:table-cell>
          <table:table-cell table:style-name="ce11" table:formula="of:=[.G71]/[.G65]-1" office:value-type="float" office:value="0.00736875506822265" calcext:value-type="float">
            <text:p>0.007369</text:p>
          </table:table-cell>
          <table:table-cell table:style-name="ce11" table:formula="of:=[.H71]/[.H65]-1" office:value-type="float" office:value="-0.0407352579747254" calcext:value-type="float">
            <text:p>-0.040735</text:p>
          </table:table-cell>
          <table:table-cell table:style-name="ce11" table:formula="of:=[.I71]/[.I65]-1" office:value-type="float" office:value="0.00659170014574784" calcext:value-type="float">
            <text:p>0.0065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 table:formula="of:=[.B72]/[.B65]-1" office:value-type="float" office:value="0.00263318588683847" calcext:value-type="float">
            <text:p>0.002633</text:p>
          </table:table-cell>
          <table:table-cell table:style-name="ce11" table:formula="of:=[.C72]/[.C65]-1" office:value-type="float" office:value="0.000443112113450495" calcext:value-type="float">
            <text:p>0.000443</text:p>
          </table:table-cell>
          <table:table-cell table:style-name="ce11" table:formula="of:=[.D72]/[.D65]-1" office:value-type="float" office:value="0.0422230800512771" calcext:value-type="float">
            <text:p>0.042223</text:p>
          </table:table-cell>
          <table:table-cell table:style-name="ce11" table:formula="of:=[.E72]/[.E65]-1" office:value-type="float" office:value="0.0632313021913999" calcext:value-type="float">
            <text:p>0.063231</text:p>
          </table:table-cell>
          <table:table-cell table:style-name="ce11" table:formula="of:=[.F72]/[.F65]-1" office:value-type="float" office:value="0.0198334393185478" calcext:value-type="float">
            <text:p>0.019833</text:p>
          </table:table-cell>
          <table:table-cell table:style-name="ce11" table:formula="of:=[.G72]/[.G65]-1" office:value-type="float" office:value="0.00661479337923998" calcext:value-type="float">
            <text:p>0.006615</text:p>
          </table:table-cell>
          <table:table-cell table:style-name="ce11" table:formula="of:=[.H72]/[.H65]-1" office:value-type="float" office:value="-0.0407679186878884" calcext:value-type="float">
            <text:p>-0.040768</text:p>
          </table:table-cell>
          <table:table-cell table:style-name="ce11" table:formula="of:=[.I72]/[.I65]-1" office:value-type="float" office:value="0.00659170014574784" calcext:value-type="float">
            <text:p>0.0065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12" number:min-integer-digits="1"/>
    </number:number-style>
    <number:number-style style:name="N129">
      <number:number number:decimal-places="1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3">00/00/0000</text:date>, <text:time style:data-style-name="N2" text:time-value="19:32:09.5093090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2T12:11:20.084144422</meta:creation-date>
    <dc:date>2015-03-03T20:09:35.893721913</dc:date>
    <meta:editing-duration>PT11H22M42S</meta:editing-duration>
    <meta:editing-cycles>58</meta:editing-cycles>
    <meta:generator>LibreOffice/4.2.7.2$Linux_X86_64 LibreOffice_project/420m0$Build-2</meta:generator>
    <meta:document-statistic meta:table-count="1" meta:cell-count="638" meta:object-count="3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6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126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126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126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126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126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126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126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126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126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21cm" svg:height="6.186cm" xlink:href=".." xlink:type="simple" chart:class="chart:bar" chart:style-name="ch1">
        <chart:legend chart:legend-position="end" svg:x="14.743cm" svg:y="0.418cm" style:legend-expansion="high" chart:style-name="ch2"/>
        <chart:plot-area chart:style-name="ch3" table:cell-range-address="Sheet1.B18:Sheet1.I18 Sheet1.A30:Sheet1.I39" chart:data-source-has-labels="both" svg:x="0.318cm" svg:y="0.123cm" svg:width="14.107cm" svg:height="5.94cm">
          <chartooo:coordinate-region svg:x="2.262cm" svg:y="0.336cm" svg:width="12.163cm" svg:height="5.515cm"/>
          <chart:axis chart:dimension="x" chart:name="primary-x" chart:style-name="ch4" chartooo:axis-type="auto">
            <chartooo:date-scale/>
            <chart:categories table:cell-range-address="Sheet1.B18:Sheet1.I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0:Sheet1.I30" chart:label-cell-address="Sheet1.A30:Sheet1.A30" chart:class="chart:bar">
            <chart:data-point chart:repeated="8"/>
          </chart:series>
          <chart:series chart:style-name="ch8" chart:values-cell-range-address="Sheet1.B31:Sheet1.I31" chart:label-cell-address="Sheet1.A31:Sheet1.A31" chart:class="chart:bar">
            <chart:data-point chart:repeated="8"/>
          </chart:series>
          <chart:series chart:style-name="ch9" chart:values-cell-range-address="Sheet1.B32:Sheet1.I32" chart:label-cell-address="Sheet1.A32:Sheet1.A32" chart:class="chart:bar">
            <chart:data-point chart:repeated="8"/>
          </chart:series>
          <chart:series chart:style-name="ch10" chart:values-cell-range-address="Sheet1.B33:Sheet1.I33" chart:label-cell-address="Sheet1.A33:Sheet1.A33" chart:class="chart:bar">
            <chart:data-point chart:repeated="8"/>
          </chart:series>
          <chart:series chart:style-name="ch11" chart:values-cell-range-address="Sheet1.B34:Sheet1.I34" chart:label-cell-address="Sheet1.A34:Sheet1.A34" chart:class="chart:bar">
            <chart:data-point chart:repeated="8"/>
          </chart:series>
          <chart:series chart:style-name="ch12" chart:values-cell-range-address="Sheet1.B35:Sheet1.I35" chart:label-cell-address="Sheet1.A35:Sheet1.A35" chart:class="chart:bar">
            <chart:data-point chart:repeated="8"/>
          </chart:series>
          <chart:series chart:style-name="ch13" chart:values-cell-range-address="Sheet1.B36:Sheet1.I36" chart:label-cell-address="Sheet1.A36:Sheet1.A36" chart:class="chart:bar">
            <chart:data-point chart:repeated="8"/>
          </chart:series>
          <chart:series chart:style-name="ch14" chart:values-cell-range-address="Sheet1.B37:Sheet1.I37" chart:label-cell-address="Sheet1.A37:Sheet1.A37" chart:class="chart:bar">
            <chart:data-point chart:repeated="8"/>
          </chart:series>
          <chart:series chart:style-name="ch15" chart:values-cell-range-address="Sheet1.B38:Sheet1.I38" chart:label-cell-address="Sheet1.A38:Sheet1.A38" chart:class="chart:bar">
            <chart:data-point chart:repeated="8"/>
          </chart:series>
          <chart:series chart:style-name="ch16" chart:values-cell-range-address="Sheet1.B39:Sheet1.I39" chart:label-cell-address="Sheet1.A39:Sheet1.A39" chart:class="chart:bar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</text:p>
                <draw:g>
                  <svg:desc>Sheet1.B18:Sheet1.I18</svg:desc>
                </draw:g>
              </table:table-cell>
              <table:table-cell office:value-type="string">
                <text:p>GemsFDTD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omentp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30:Sheet1.A30</svg:desc>
                </draw:g>
              </table:table-cell>
              <table:table-cell office:value-type="float" office:value="0">
                <text:p>0</text:p>
                <draw:g>
                  <svg:desc>Sheet1.B30:Sheet1.I3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Sheet1.A31:Sheet1.A31</svg:desc>
                </draw:g>
              </table:table-cell>
              <table:table-cell office:value-type="float" office:value="0.00616321671238107">
                <text:p>0.00616321671238107</text:p>
                <draw:g>
                  <svg:desc>Sheet1.B31:Sheet1.I31</svg:desc>
                </draw:g>
              </table:table-cell>
              <table:table-cell office:value-type="float" office:value="-0.000190205738240468">
                <text:p>-0.000190205738240468</text:p>
              </table:table-cell>
              <table:table-cell office:value-type="float" office:value="-0.240568441881615">
                <text:p>-0.240568441881615</text:p>
              </table:table-cell>
              <table:table-cell office:value-type="float" office:value="-0.0740332784082505">
                <text:p>-0.0740332784082505</text:p>
              </table:table-cell>
              <table:table-cell office:value-type="float" office:value="0.0119066686343818">
                <text:p>0.0119066686343818</text:p>
              </table:table-cell>
              <table:table-cell office:value-type="float" office:value="0.00307903521664321">
                <text:p>0.00307903521664321</text:p>
              </table:table-cell>
              <table:table-cell office:value-type="float" office:value="0.0706168846868767">
                <text:p>0.0706168846868767</text:p>
              </table:table-cell>
              <table:table-cell office:value-type="float" office:value="-0.00426393439382045">
                <text:p>-0.00426393439382045</text:p>
              </table:table-cell>
            </table:table-row>
            <table:table-row>
              <table:table-cell office:value-type="string">
                <text:p>3</text:p>
                <draw:g>
                  <svg:desc>Sheet1.A32:Sheet1.A32</svg:desc>
                </draw:g>
              </table:table-cell>
              <table:table-cell office:value-type="float" office:value="0.0116357848070461">
                <text:p>0.0116357848070461</text:p>
                <draw:g>
                  <svg:desc>Sheet1.B32:Sheet1.I32</svg:desc>
                </draw:g>
              </table:table-cell>
              <table:table-cell office:value-type="float" office:value="0.0000255154039101591">
                <text:p>0.0000255154039101591</text:p>
              </table:table-cell>
              <table:table-cell office:value-type="float" office:value="-0.198615924599082">
                <text:p>-0.198615924599082</text:p>
              </table:table-cell>
              <table:table-cell office:value-type="float" office:value="-0.0317441752465609">
                <text:p>-0.0317441752465609</text:p>
              </table:table-cell>
              <table:table-cell office:value-type="float" office:value="0.0175851416959334">
                <text:p>0.0175851416959334</text:p>
              </table:table-cell>
              <table:table-cell office:value-type="float" office:value="0.00525800093424933">
                <text:p>0.00525800093424933</text:p>
              </table:table-cell>
              <table:table-cell office:value-type="float" office:value="0.095199042168197">
                <text:p>0.095199042168197</text:p>
              </table:table-cell>
              <table:table-cell office:value-type="float" office:value="-0.00396379654607826">
                <text:p>-0.00396379654607826</text:p>
              </table:table-cell>
            </table:table-row>
            <table:table-row>
              <table:table-cell office:value-type="string">
                <text:p>4</text:p>
                <draw:g>
                  <svg:desc>Sheet1.A33:Sheet1.A33</svg:desc>
                </draw:g>
              </table:table-cell>
              <table:table-cell office:value-type="float" office:value="0.0207885233932552">
                <text:p>0.0207885233932552</text:p>
                <draw:g>
                  <svg:desc>Sheet1.B33:Sheet1.I33</svg:desc>
                </draw:g>
              </table:table-cell>
              <table:table-cell office:value-type="float" office:value="0.0000333439937463265">
                <text:p>0.0000333439937463265</text:p>
              </table:table-cell>
              <table:table-cell office:value-type="float" office:value="-0.138855678817082">
                <text:p>-0.138855678817082</text:p>
              </table:table-cell>
              <table:table-cell office:value-type="float" office:value="0.00867839242653057">
                <text:p>0.00867839242653057</text:p>
              </table:table-cell>
              <table:table-cell office:value-type="float" office:value="0.0110737462031545">
                <text:p>0.0110737462031545</text:p>
              </table:table-cell>
              <table:table-cell office:value-type="float" office:value="0.00588747991933558">
                <text:p>0.00588747991933558</text:p>
              </table:table-cell>
              <table:table-cell office:value-type="float" office:value="0.12165256933739">
                <text:p>0.12165256933739</text:p>
              </table:table-cell>
              <table:table-cell office:value-type="float" office:value="-0.00269584893181474">
                <text:p>-0.00269584893181474</text:p>
              </table:table-cell>
            </table:table-row>
            <table:table-row>
              <table:table-cell office:value-type="string">
                <text:p>5</text:p>
                <draw:g>
                  <svg:desc>Sheet1.A34:Sheet1.A34</svg:desc>
                </draw:g>
              </table:table-cell>
              <table:table-cell office:value-type="float" office:value="0.0237977780847327">
                <text:p>0.0237977780847327</text:p>
                <draw:g>
                  <svg:desc>Sheet1.B34:Sheet1.I34</svg:desc>
                </draw:g>
              </table:table-cell>
              <table:table-cell office:value-type="float" office:value="0.0000466815912449903">
                <text:p>0.0000466815912449903</text:p>
              </table:table-cell>
              <table:table-cell office:value-type="float" office:value="-0.0358384743927115">
                <text:p>-0.0358384743927115</text:p>
              </table:table-cell>
              <table:table-cell office:value-type="float" office:value="0.0214489901926047">
                <text:p>0.0214489901926047</text:p>
              </table:table-cell>
              <table:table-cell office:value-type="float" office:value="0.0248017049893847">
                <text:p>0.0248017049893847</text:p>
              </table:table-cell>
              <table:table-cell office:value-type="float" office:value="0.00286256280548236">
                <text:p>0.00286256280548236</text:p>
              </table:table-cell>
              <table:table-cell office:value-type="float" office:value="0.14110997851068">
                <text:p>0.14110997851068</text:p>
              </table:table-cell>
              <table:table-cell office:value-type="float" office:value="0.000780448265760292">
                <text:p>0.000780448265760292</text:p>
              </table:table-cell>
            </table:table-row>
            <table:table-row>
              <table:table-cell office:value-type="string">
                <text:p>6</text:p>
                <draw:g>
                  <svg:desc>Sheet1.A35:Sheet1.A35</svg:desc>
                </draw:g>
              </table:table-cell>
              <table:table-cell office:value-type="float" office:value="0.0267708559438535">
                <text:p>0.0267708559438535</text:p>
                <draw:g>
                  <svg:desc>Sheet1.B35:Sheet1.I35</svg:desc>
                </draw:g>
              </table:table-cell>
              <table:table-cell office:value-type="float" office:value="-0.000359245289146104">
                <text:p>-0.000359245289146104</text:p>
              </table:table-cell>
              <table:table-cell office:value-type="float" office:value="-0.00700032663632422">
                <text:p>-0.00700032663632422</text:p>
              </table:table-cell>
              <table:table-cell office:value-type="float" office:value="0.0202449956828197">
                <text:p>0.0202449956828197</text:p>
              </table:table-cell>
              <table:table-cell office:value-type="float" office:value="0.0264518165229533">
                <text:p>0.0264518165229533</text:p>
              </table:table-cell>
              <table:table-cell office:value-type="float" office:value="0.00398480135807944">
                <text:p>0.00398480135807944</text:p>
              </table:table-cell>
              <table:table-cell office:value-type="float" office:value="0.149570310308877">
                <text:p>0.149570310308877</text:p>
              </table:table-cell>
              <table:table-cell office:value-type="float" office:value="0.00224159838680404">
                <text:p>0.00224159838680404</text:p>
              </table:table-cell>
            </table:table-row>
            <table:table-row>
              <table:table-cell office:value-type="string">
                <text:p>7</text:p>
                <draw:g>
                  <svg:desc>Sheet1.A36:Sheet1.A36</svg:desc>
                </draw:g>
              </table:table-cell>
              <table:table-cell office:value-type="float" office:value="0.0239359078082759">
                <text:p>0.0239359078082759</text:p>
                <draw:g>
                  <svg:desc>Sheet1.B36:Sheet1.I36</svg:desc>
                </draw:g>
              </table:table-cell>
              <table:table-cell office:value-type="float" office:value="-0.0000200063962478847">
                <text:p>-0.0000200063962478847</text:p>
              </table:table-cell>
              <table:table-cell office:value-type="float" office:value="-0.068223335088368">
                <text:p>-0.068223335088368</text:p>
              </table:table-cell>
              <table:table-cell office:value-type="float" office:value="-0.00468113065404419">
                <text:p>-0.00468113065404419</text:p>
              </table:table-cell>
              <table:table-cell office:value-type="float" office:value="0.028647245235712">
                <text:p>0.028647245235712</text:p>
              </table:table-cell>
              <table:table-cell office:value-type="float" office:value="0.000489911246311259">
                <text:p>0.000489911246311259</text:p>
              </table:table-cell>
              <table:table-cell office:value-type="float" office:value="0.149101258991762">
                <text:p>0.149101258991762</text:p>
              </table:table-cell>
              <table:table-cell office:value-type="float" office:value="0.00211489348700877">
                <text:p>0.00211489348700877</text:p>
              </table:table-cell>
            </table:table-row>
            <table:table-row>
              <table:table-cell office:value-type="string">
                <text:p>8</text:p>
                <draw:g>
                  <svg:desc>Sheet1.A37:Sheet1.A37</svg:desc>
                </draw:g>
              </table:table-cell>
              <table:table-cell office:value-type="float" office:value="0.0268399208056251">
                <text:p>0.0268399208056251</text:p>
                <draw:g>
                  <svg:desc>Sheet1.B37:Sheet1.I37</svg:desc>
                </draw:g>
              </table:table-cell>
              <table:table-cell office:value-type="float" office:value="-0.0000423323746693294">
                <text:p>-0.0000423323746693294</text:p>
              </table:table-cell>
              <table:table-cell office:value-type="float" office:value="-0.0860668305283461">
                <text:p>-0.0860668305283461</text:p>
              </table:table-cell>
              <table:table-cell office:value-type="float" office:value="-0.0412474759115098">
                <text:p>-0.0412474759115098</text:p>
              </table:table-cell>
              <table:table-cell office:value-type="float" office:value="0.0281157733859414">
                <text:p>0.0281157733859414</text:p>
              </table:table-cell>
              <table:table-cell office:value-type="float" office:value="-0.00384808194050434">
                <text:p>-0.00384808194050434</text:p>
              </table:table-cell>
              <table:table-cell office:value-type="float" office:value="0.124838249829304">
                <text:p>0.124838249829304</text:p>
              </table:table-cell>
              <table:table-cell office:value-type="float" office:value="0.00260598730075423">
                <text:p>0.00260598730075423</text:p>
              </table:table-cell>
            </table:table-row>
            <table:table-row>
              <table:table-cell office:value-type="string">
                <text:p>9</text:p>
                <draw:g>
                  <svg:desc>Sheet1.A38:Sheet1.A38</svg:desc>
                </draw:g>
              </table:table-cell>
              <table:table-cell office:value-type="float" office:value="0.0248863718583709">
                <text:p>0.0248863718583709</text:p>
                <draw:g>
                  <svg:desc>Sheet1.B38:Sheet1.I38</svg:desc>
                </draw:g>
              </table:table-cell>
              <table:table-cell office:value-type="float" office:value="0.000480733405491707">
                <text:p>0.000480733405491707</text:p>
              </table:table-cell>
              <table:table-cell office:value-type="float" office:value="-0.101615981931383">
                <text:p>-0.101615981931383</text:p>
              </table:table-cell>
              <table:table-cell office:value-type="float" office:value="-0.0678000268318776">
                <text:p>-0.0678000268318776</text:p>
              </table:table-cell>
              <table:table-cell office:value-type="float" office:value="0.0299015062145076">
                <text:p>0.0299015062145076</text:p>
              </table:table-cell>
              <table:table-cell office:value-type="float" office:value="-0.00891809367558771">
                <text:p>-0.00891809367558771</text:p>
              </table:table-cell>
              <table:table-cell office:value-type="float" office:value="0.116182560575318">
                <text:p>0.116182560575318</text:p>
              </table:table-cell>
              <table:table-cell office:value-type="float" office:value="0.00345787556320776">
                <text:p>0.00345787556320776</text:p>
              </table:table-cell>
            </table:table-row>
            <table:table-row>
              <table:table-cell office:value-type="string">
                <text:p>10</text:p>
                <draw:g>
                  <svg:desc>Sheet1.A39:Sheet1.A39</svg:desc>
                </draw:g>
              </table:table-cell>
              <table:table-cell office:value-type="float" office:value="0.0255342660378475">
                <text:p>0.0255342660378475</text:p>
                <draw:g>
                  <svg:desc>Sheet1.B39:Sheet1.I39</svg:desc>
                </draw:g>
              </table:table-cell>
              <table:table-cell office:value-type="float" office:value="0.000514077399238033">
                <text:p>0.000514077399238033</text:p>
              </table:table-cell>
              <table:table-cell office:value-type="float" office:value="-0.10718563094724">
                <text:p>-0.10718563094724</text:p>
              </table:table-cell>
              <table:table-cell office:value-type="float" office:value="-0.0940271552361721">
                <text:p>-0.0940271552361721</text:p>
              </table:table-cell>
              <table:table-cell office:value-type="float" office:value="0.0351347260685841">
                <text:p>0.0351347260685841</text:p>
              </table:table-cell>
              <table:table-cell office:value-type="float" office:value="-0.0128060521128847">
                <text:p>-0.0128060521128847</text:p>
              </table:table-cell>
              <table:table-cell office:value-type="float" office:value="0.106197086659407">
                <text:p>0.106197086659407</text:p>
              </table:table-cell>
              <table:table-cell office:value-type="float" office:value="0.00103790183874874">
                <text:p>0.001037901838748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6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126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126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126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126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126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126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126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126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126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21cm" svg:height="6.186cm" xlink:href=".." xlink:type="simple" chart:class="chart:bar" chart:style-name="ch1">
        <chart:legend chart:legend-position="end" svg:x="14.743cm" svg:y="0.418cm" style:legend-expansion="high" chart:style-name="ch2"/>
        <chart:plot-area chart:style-name="ch3" table:cell-range-address="Sheet1.B18:Sheet1.I18 Sheet1.A30:Sheet1.A37 Sheet1.B53:Sheet1.I62 Sheet1.A50:Sheet1.A50 Sheet1.A62:Sheet1.A62" chart:data-source-has-labels="both" svg:x="0.318cm" svg:y="0.123cm" svg:width="14.107cm" svg:height="5.94cm">
          <chartooo:coordinate-region svg:x="2.262cm" svg:y="0.336cm" svg:width="12.163cm" svg:height="5.515cm"/>
          <chart:axis chart:dimension="x" chart:name="primary-x" chart:style-name="ch4" chartooo:axis-type="auto">
            <chartooo:date-scale/>
            <chart:categories table:cell-range-address="Sheet1.B18:Sheet1.I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53:Sheet1.I53" chart:label-cell-address="Sheet1.A30:Sheet1.A30" chart:class="chart:bar">
            <chart:data-point chart:repeated="8"/>
          </chart:series>
          <chart:series chart:style-name="ch8" chart:values-cell-range-address="Sheet1.B54:Sheet1.I54" chart:label-cell-address="Sheet1.A31:Sheet1.A31" chart:class="chart:bar">
            <chart:data-point chart:repeated="8"/>
          </chart:series>
          <chart:series chart:style-name="ch9" chart:values-cell-range-address="Sheet1.B55:Sheet1.I55" chart:label-cell-address="Sheet1.A32:Sheet1.A32" chart:class="chart:bar">
            <chart:data-point chart:repeated="8"/>
          </chart:series>
          <chart:series chart:style-name="ch10" chart:values-cell-range-address="Sheet1.B56:Sheet1.I56" chart:label-cell-address="Sheet1.A33:Sheet1.A33" chart:class="chart:bar">
            <chart:data-point chart:repeated="8"/>
          </chart:series>
          <chart:series chart:style-name="ch11" chart:values-cell-range-address="Sheet1.B57:Sheet1.I57" chart:label-cell-address="Sheet1.A34:Sheet1.A34" chart:class="chart:bar">
            <chart:data-point chart:repeated="8"/>
          </chart:series>
          <chart:series chart:style-name="ch12" chart:values-cell-range-address="Sheet1.B58:Sheet1.I58" chart:label-cell-address="Sheet1.A35:Sheet1.A35" chart:class="chart:bar">
            <chart:data-point chart:repeated="8"/>
          </chart:series>
          <chart:series chart:style-name="ch13" chart:values-cell-range-address="Sheet1.B59:Sheet1.I59" chart:label-cell-address="Sheet1.A36:Sheet1.A36" chart:class="chart:bar">
            <chart:data-point chart:repeated="8"/>
          </chart:series>
          <chart:series chart:style-name="ch14" chart:values-cell-range-address="Sheet1.B60:Sheet1.I60" chart:label-cell-address="Sheet1.A37:Sheet1.A37" chart:class="chart:bar">
            <chart:data-point chart:repeated="8"/>
          </chart:series>
          <chart:series chart:style-name="ch15" chart:values-cell-range-address="Sheet1.B61:Sheet1.I61" chart:label-cell-address="Sheet1.A50:Sheet1.A50" chart:class="chart:bar">
            <chart:data-point chart:repeated="8"/>
          </chart:series>
          <chart:series chart:style-name="ch16" chart:values-cell-range-address="Sheet1.B62:Sheet1.I62" chart:label-cell-address="Sheet1.A62:Sheet1.A62" chart:class="chart:bar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</text:p>
                <draw:g>
                  <svg:desc>Sheet1.B18:Sheet1.I18</svg:desc>
                </draw:g>
              </table:table-cell>
              <table:table-cell office:value-type="string">
                <text:p>GemsFDTD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omentp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30:Sheet1.A30</svg:desc>
                </draw:g>
              </table:table-cell>
              <table:table-cell office:value-type="float" office:value="0">
                <text:p>0</text:p>
                <draw:g>
                  <svg:desc>Sheet1.B53:Sheet1.I5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Sheet1.A31:Sheet1.A31</svg:desc>
                </draw:g>
              </table:table-cell>
              <table:table-cell office:value-type="float" office:value="-0.0260271649258688">
                <text:p>-0.0260271649258688</text:p>
                <draw:g>
                  <svg:desc>Sheet1.B54:Sheet1.I54</svg:desc>
                </draw:g>
              </table:table-cell>
              <table:table-cell office:value-type="float" office:value="-0.00372703099517713">
                <text:p>-0.00372703099517713</text:p>
              </table:table-cell>
              <table:table-cell office:value-type="float" office:value="0.187002851285435">
                <text:p>0.187002851285435</text:p>
              </table:table-cell>
              <table:table-cell office:value-type="float" office:value="0.035520798415053">
                <text:p>0.035520798415053</text:p>
              </table:table-cell>
              <table:table-cell office:value-type="float" office:value="0.00680534212209794">
                <text:p>0.00680534212209794</text:p>
              </table:table-cell>
              <table:table-cell office:value-type="float" office:value="0.0130217513011384">
                <text:p>0.0130217513011384</text:p>
              </table:table-cell>
              <table:table-cell office:value-type="float" office:value="0.0746876329045372">
                <text:p>0.0746876329045372</text:p>
              </table:table-cell>
              <table:table-cell office:value-type="float" office:value="0.00977296619643786">
                <text:p>0.00977296619643786</text:p>
              </table:table-cell>
            </table:table-row>
            <table:table-row>
              <table:table-cell office:value-type="string">
                <text:p>3</text:p>
                <draw:g>
                  <svg:desc>Sheet1.A32:Sheet1.A32</svg:desc>
                </draw:g>
              </table:table-cell>
              <table:table-cell office:value-type="float" office:value="-0.0678345794524614">
                <text:p>-0.0678345794524614</text:p>
                <draw:g>
                  <svg:desc>Sheet1.B55:Sheet1.I55</svg:desc>
                </draw:g>
              </table:table-cell>
              <table:table-cell office:value-type="float" office:value="-0.00233578423185898">
                <text:p>-0.00233578423185898</text:p>
              </table:table-cell>
              <table:table-cell office:value-type="float" office:value="0.17104225086599">
                <text:p>0.17104225086599</text:p>
              </table:table-cell>
              <table:table-cell office:value-type="float" office:value="0.0412736582849413">
                <text:p>0.0412736582849413</text:p>
              </table:table-cell>
              <table:table-cell office:value-type="float" office:value="0.00666431192829564">
                <text:p>0.00666431192829564</text:p>
              </table:table-cell>
              <table:table-cell office:value-type="float" office:value="-0.00244676218715656">
                <text:p>-0.00244676218715656</text:p>
              </table:table-cell>
              <table:table-cell office:value-type="float" office:value="0.0862440170648151">
                <text:p>0.0862440170648151</text:p>
              </table:table-cell>
              <table:table-cell office:value-type="float" office:value="0.0119732656308751">
                <text:p>0.0119732656308751</text:p>
              </table:table-cell>
            </table:table-row>
            <table:table-row>
              <table:table-cell office:value-type="string">
                <text:p>4</text:p>
                <draw:g>
                  <svg:desc>Sheet1.A33:Sheet1.A33</svg:desc>
                </draw:g>
              </table:table-cell>
              <table:table-cell office:value-type="float" office:value="-0.112479329498396">
                <text:p>-0.112479329498396</text:p>
                <draw:g>
                  <svg:desc>Sheet1.B56:Sheet1.I56</svg:desc>
                </draw:g>
              </table:table-cell>
              <table:table-cell office:value-type="float" office:value="-0.00431751213710307">
                <text:p>-0.00431751213710307</text:p>
              </table:table-cell>
              <table:table-cell office:value-type="float" office:value="0.346023517213752">
                <text:p>0.346023517213752</text:p>
              </table:table-cell>
              <table:table-cell office:value-type="float" office:value="0.08198226770269">
                <text:p>0.08198226770269</text:p>
              </table:table-cell>
              <table:table-cell office:value-type="float" office:value="0.0120758691620964">
                <text:p>0.0120758691620964</text:p>
              </table:table-cell>
              <table:table-cell office:value-type="float" office:value="0.00287035418808079">
                <text:p>0.00287035418808079</text:p>
              </table:table-cell>
              <table:table-cell office:value-type="float" office:value="0.119620967733711">
                <text:p>0.119620967733711</text:p>
              </table:table-cell>
              <table:table-cell office:value-type="float" office:value="0.0136883661451768">
                <text:p>0.0136883661451768</text:p>
              </table:table-cell>
            </table:table-row>
            <table:table-row>
              <table:table-cell office:value-type="string">
                <text:p>5</text:p>
                <draw:g>
                  <svg:desc>Sheet1.A34:Sheet1.A34</svg:desc>
                </draw:g>
              </table:table-cell>
              <table:table-cell office:value-type="float" office:value="-0.136881121648552">
                <text:p>-0.136881121648552</text:p>
                <draw:g>
                  <svg:desc>Sheet1.B57:Sheet1.I57</svg:desc>
                </draw:g>
              </table:table-cell>
              <table:table-cell office:value-type="float" office:value="-0.00422834454705334">
                <text:p>-0.00422834454705334</text:p>
              </table:table-cell>
              <table:table-cell office:value-type="float" office:value="0.189794754577374">
                <text:p>0.189794754577374</text:p>
              </table:table-cell>
              <table:table-cell office:value-type="float" office:value="0.0713356631144531">
                <text:p>0.0713356631144531</text:p>
              </table:table-cell>
              <table:table-cell office:value-type="float" office:value="0.00436717147429278">
                <text:p>0.00436717147429278</text:p>
              </table:table-cell>
              <table:table-cell office:value-type="float" office:value="-0.00763650474393407">
                <text:p>-0.00763650474393407</text:p>
              </table:table-cell>
              <table:table-cell office:value-type="float" office:value="0.113610750466345">
                <text:p>0.113610750466345</text:p>
              </table:table-cell>
              <table:table-cell office:value-type="float" office:value="0.00479031137252361">
                <text:p>0.00479031137252361</text:p>
              </table:table-cell>
            </table:table-row>
            <table:table-row>
              <table:table-cell office:value-type="string">
                <text:p>6</text:p>
                <draw:g>
                  <svg:desc>Sheet1.A35:Sheet1.A35</svg:desc>
                </draw:g>
              </table:table-cell>
              <table:table-cell office:value-type="float" office:value="-0.158346642545192">
                <text:p>-0.158346642545192</text:p>
                <draw:g>
                  <svg:desc>Sheet1.B58:Sheet1.I58</svg:desc>
                </draw:g>
              </table:table-cell>
              <table:table-cell office:value-type="float" office:value="-0.00634716399139701">
                <text:p>-0.00634716399139701</text:p>
              </table:table-cell>
              <table:table-cell office:value-type="float" office:value="0.258349082168862">
                <text:p>0.258349082168862</text:p>
              </table:table-cell>
              <table:table-cell office:value-type="float" office:value="0.125448877630287">
                <text:p>0.125448877630287</text:p>
              </table:table-cell>
              <table:table-cell office:value-type="float" office:value="0.0108644070919128">
                <text:p>0.0108644070919128</text:p>
              </table:table-cell>
              <table:table-cell office:value-type="float" office:value="-0.00297995491559266">
                <text:p>-0.00297995491559266</text:p>
              </table:table-cell>
              <table:table-cell office:value-type="float" office:value="0.121613834616526">
                <text:p>0.121613834616526</text:p>
              </table:table-cell>
              <table:table-cell office:value-type="float" office:value="0.00383727469888639">
                <text:p>0.00383727469888639</text:p>
              </table:table-cell>
            </table:table-row>
            <table:table-row>
              <table:table-cell office:value-type="string">
                <text:p>7</text:p>
                <draw:g>
                  <svg:desc>Sheet1.A36:Sheet1.A36</svg:desc>
                </draw:g>
              </table:table-cell>
              <table:table-cell office:value-type="float" office:value="-0.16672084575919">
                <text:p>-0.16672084575919</text:p>
                <draw:g>
                  <svg:desc>Sheet1.B59:Sheet1.I59</svg:desc>
                </draw:g>
              </table:table-cell>
              <table:table-cell office:value-type="float" office:value="-0.0121593224424948">
                <text:p>-0.0121593224424948</text:p>
              </table:table-cell>
              <table:table-cell office:value-type="float" office:value="0.313312439616373">
                <text:p>0.313312439616373</text:p>
              </table:table-cell>
              <table:table-cell office:value-type="float" office:value="0.11349051661324">
                <text:p>0.11349051661324</text:p>
              </table:table-cell>
              <table:table-cell office:value-type="float" office:value="0.0190333587230034">
                <text:p>0.0190333587230034</text:p>
              </table:table-cell>
              <table:table-cell office:value-type="float" office:value="0.00263634182393391">
                <text:p>0.00263634182393391</text:p>
              </table:table-cell>
              <table:table-cell office:value-type="float" office:value="0.142915276640316">
                <text:p>0.142915276640316</text:p>
              </table:table-cell>
              <table:table-cell office:value-type="float" office:value="0.00739128825795765">
                <text:p>0.00739128825795765</text:p>
              </table:table-cell>
            </table:table-row>
            <table:table-row>
              <table:table-cell office:value-type="string">
                <text:p>8</text:p>
                <draw:g>
                  <svg:desc>Sheet1.A37:Sheet1.A37</svg:desc>
                </draw:g>
              </table:table-cell>
              <table:table-cell office:value-type="float" office:value="-0.170254264836827">
                <text:p>-0.170254264836827</text:p>
                <draw:g>
                  <svg:desc>Sheet1.B60:Sheet1.I60</svg:desc>
                </draw:g>
              </table:table-cell>
              <table:table-cell office:value-type="float" office:value="-0.00854004772063532">
                <text:p>-0.00854004772063532</text:p>
              </table:table-cell>
              <table:table-cell office:value-type="float" office:value="0.511630888140067">
                <text:p>0.511630888140067</text:p>
              </table:table-cell>
              <table:table-cell office:value-type="float" office:value="0.143035647256954">
                <text:p>0.143035647256954</text:p>
              </table:table-cell>
              <table:table-cell office:value-type="float" office:value="0.0229027952565575">
                <text:p>0.0229027952565575</text:p>
              </table:table-cell>
              <table:table-cell office:value-type="float" office:value="0.00298291709741738">
                <text:p>0.00298291709741738</text:p>
              </table:table-cell>
              <table:table-cell office:value-type="float" office:value="0.195063319928567">
                <text:p>0.195063319928567</text:p>
              </table:table-cell>
              <table:table-cell office:value-type="float" office:value="0.00218019703096628">
                <text:p>0.00218019703096628</text:p>
              </table:table-cell>
            </table:table-row>
            <table:table-row>
              <table:table-cell office:value-type="string">
                <text:p>9</text:p>
                <draw:g>
                  <svg:desc>Sheet1.A50:Sheet1.A50</svg:desc>
                </draw:g>
              </table:table-cell>
              <table:table-cell office:value-type="float" office:value="-0.181190196882111">
                <text:p>-0.181190196882111</text:p>
                <draw:g>
                  <svg:desc>Sheet1.B61:Sheet1.I61</svg:desc>
                </draw:g>
              </table:table-cell>
              <table:table-cell office:value-type="float" office:value="-0.0101717855737296">
                <text:p>-0.0101717855737296</text:p>
              </table:table-cell>
              <table:table-cell office:value-type="float" office:value="0.595141975163183">
                <text:p>0.595141975163183</text:p>
              </table:table-cell>
              <table:table-cell office:value-type="float" office:value="0.17216025307766">
                <text:p>0.17216025307766</text:p>
              </table:table-cell>
              <table:table-cell office:value-type="float" office:value="0.0240796350494337">
                <text:p>0.0240796350494337</text:p>
              </table:table-cell>
              <table:table-cell office:value-type="float" office:value="0.00537339782990576">
                <text:p>0.00537339782990576</text:p>
              </table:table-cell>
              <table:table-cell office:value-type="float" office:value="0.201911887542746">
                <text:p>0.201911887542746</text:p>
              </table:table-cell>
              <table:table-cell office:value-type="float" office:value="0.000766175695920079">
                <text:p>0.000766175695920079</text:p>
              </table:table-cell>
            </table:table-row>
            <table:table-row>
              <table:table-cell office:value-type="string">
                <text:p>10</text:p>
                <draw:g>
                  <svg:desc>Sheet1.A62:Sheet1.A62</svg:desc>
                </draw:g>
              </table:table-cell>
              <table:table-cell office:value-type="float" office:value="-0.189016720139075">
                <text:p>-0.189016720139075</text:p>
                <draw:g>
                  <svg:desc>Sheet1.B62:Sheet1.I62</svg:desc>
                </draw:g>
              </table:table-cell>
              <table:table-cell office:value-type="float" office:value="-0.0108069957347686">
                <text:p>-0.0108069957347686</text:p>
              </table:table-cell>
              <table:table-cell office:value-type="float" office:value="0.553330348516625">
                <text:p>0.553330348516625</text:p>
              </table:table-cell>
              <table:table-cell office:value-type="float" office:value="0.151080819049875">
                <text:p>0.151080819049875</text:p>
              </table:table-cell>
              <table:table-cell office:value-type="float" office:value="0.0232750641465036">
                <text:p>0.0232750641465036</text:p>
              </table:table-cell>
              <table:table-cell office:value-type="float" office:value="0.00465951201016623">
                <text:p>0.00465951201016623</text:p>
              </table:table-cell>
              <table:table-cell office:value-type="float" office:value="0.189568147582298">
                <text:p>0.189568147582298</text:p>
              </table:table-cell>
              <table:table-cell office:value-type="float" office:value="-0.00268047275370487">
                <text:p>-0.002680472753704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6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126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126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126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126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126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126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126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21cm" svg:height="6.186cm" xlink:href=".." xlink:type="simple" chart:class="chart:bar" chart:style-name="ch1">
        <chart:legend chart:legend-position="end" svg:x="14.954cm" svg:y="0.943cm" style:legend-expansion="high" chart:style-name="ch2"/>
        <chart:plot-area chart:style-name="ch3" table:cell-range-address="Sheet1.B18:Sheet1.I18 Sheet1.A30:Sheet1.A37 Sheet1.B74:Sheet1.I81" chart:data-source-has-labels="both" svg:x="0.318cm" svg:y="0.123cm" svg:width="14.318cm" svg:height="5.94cm">
          <chartooo:coordinate-region svg:x="2.262cm" svg:y="0.336cm" svg:width="12.374cm" svg:height="5.515cm"/>
          <chart:axis chart:dimension="x" chart:name="primary-x" chart:style-name="ch4" chartooo:axis-type="auto">
            <chartooo:date-scale/>
            <chart:categories table:cell-range-address="Sheet1.B18:Sheet1.I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74:Sheet1.I74" chart:label-cell-address="Sheet1.A30:Sheet1.A30" chart:class="chart:bar">
            <chart:data-point chart:repeated="8"/>
          </chart:series>
          <chart:series chart:style-name="ch8" chart:values-cell-range-address="Sheet1.B75:Sheet1.I75" chart:label-cell-address="Sheet1.A31:Sheet1.A31" chart:class="chart:bar">
            <chart:data-point chart:repeated="8"/>
          </chart:series>
          <chart:series chart:style-name="ch9" chart:values-cell-range-address="Sheet1.B76:Sheet1.I76" chart:label-cell-address="Sheet1.A32:Sheet1.A32" chart:class="chart:bar">
            <chart:data-point chart:repeated="8"/>
          </chart:series>
          <chart:series chart:style-name="ch10" chart:values-cell-range-address="Sheet1.B77:Sheet1.I77" chart:label-cell-address="Sheet1.A33:Sheet1.A33" chart:class="chart:bar">
            <chart:data-point chart:repeated="8"/>
          </chart:series>
          <chart:series chart:style-name="ch11" chart:values-cell-range-address="Sheet1.B78:Sheet1.I78" chart:label-cell-address="Sheet1.A34:Sheet1.A34" chart:class="chart:bar">
            <chart:data-point chart:repeated="8"/>
          </chart:series>
          <chart:series chart:style-name="ch12" chart:values-cell-range-address="Sheet1.B79:Sheet1.I79" chart:label-cell-address="Sheet1.A35:Sheet1.A35" chart:class="chart:bar">
            <chart:data-point chart:repeated="8"/>
          </chart:series>
          <chart:series chart:style-name="ch13" chart:values-cell-range-address="Sheet1.B80:Sheet1.I80" chart:label-cell-address="Sheet1.A36:Sheet1.A36" chart:class="chart:bar">
            <chart:data-point chart:repeated="8"/>
          </chart:series>
          <chart:series chart:style-name="ch14" chart:values-cell-range-address="Sheet1.B81:Sheet1.I81" chart:label-cell-address="Sheet1.A37:Sheet1.A37" chart:class="chart:ba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</text:p>
                <draw:g>
                  <svg:desc>Sheet1.B18:Sheet1.I18</svg:desc>
                </draw:g>
              </table:table-cell>
              <table:table-cell office:value-type="string">
                <text:p>GemsFDTD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omentp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30:Sheet1.A30</svg:desc>
                </draw:g>
              </table:table-cell>
              <table:table-cell office:value-type="float" office:value="0">
                <text:p>0</text:p>
                <draw:g>
                  <svg:desc>Sheet1.B74:Sheet1.I7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Sheet1.A31:Sheet1.A31</svg:desc>
                </draw:g>
              </table:table-cell>
              <table:table-cell office:value-type="float" office:value="0.00949317129112481">
                <text:p>0.00949317129112481</text:p>
                <draw:g>
                  <svg:desc>Sheet1.B75:Sheet1.I75</svg:desc>
                </draw:g>
              </table:table-cell>
              <table:table-cell office:value-type="float" office:value="0.000135628822167888">
                <text:p>0.000135628822167888</text:p>
              </table:table-cell>
              <table:table-cell office:value-type="float" office:value="0.0487622490075905">
                <text:p>0.0487622490075905</text:p>
              </table:table-cell>
              <table:table-cell office:value-type="float" office:value="0.063321742162197">
                <text:p>0.063321742162197</text:p>
              </table:table-cell>
              <table:table-cell office:value-type="float" office:value="0.0203947395120685">
                <text:p>0.0203947395120685</text:p>
              </table:table-cell>
              <table:table-cell office:value-type="float" office:value="0.010224588372175">
                <text:p>0.010224588372175</text:p>
              </table:table-cell>
              <table:table-cell office:value-type="float" office:value="-0.0369090554276797">
                <text:p>-0.0369090554276797</text:p>
              </table:table-cell>
              <table:table-cell office:value-type="float" office:value="0.00683350377901371">
                <text:p>0.00683350377901371</text:p>
              </table:table-cell>
            </table:table-row>
            <table:table-row>
              <table:table-cell office:value-type="string">
                <text:p>3</text:p>
                <draw:g>
                  <svg:desc>Sheet1.A32:Sheet1.A32</svg:desc>
                </draw:g>
              </table:table-cell>
              <table:table-cell office:value-type="float" office:value="0.00327658877321535">
                <text:p>0.00327658877321535</text:p>
                <draw:g>
                  <svg:desc>Sheet1.B76:Sheet1.I76</svg:desc>
                </draw:g>
              </table:table-cell>
              <table:table-cell office:value-type="float" office:value="0.000590333142641564">
                <text:p>0.000590333142641564</text:p>
              </table:table-cell>
              <table:table-cell office:value-type="float" office:value="0.0422230800512771">
                <text:p>0.0422230800512771</text:p>
              </table:table-cell>
              <table:table-cell office:value-type="float" office:value="0.0645669301659244">
                <text:p>0.0645669301659244</text:p>
              </table:table-cell>
              <table:table-cell office:value-type="float" office:value="0.0204387569354758">
                <text:p>0.0204387569354758</text:p>
              </table:table-cell>
              <table:table-cell office:value-type="float" office:value="0.00782167450009363">
                <text:p>0.00782167450009363</text:p>
              </table:table-cell>
              <table:table-cell office:value-type="float" office:value="-0.0386980459911832">
                <text:p>-0.0386980459911832</text:p>
              </table:table-cell>
              <table:table-cell office:value-type="float" office:value="0.00637740444874324">
                <text:p>0.00637740444874324</text:p>
              </table:table-cell>
            </table:table-row>
            <table:table-row>
              <table:table-cell office:value-type="string">
                <text:p>4</text:p>
                <draw:g>
                  <svg:desc>Sheet1.A33:Sheet1.A33</svg:desc>
                </draw:g>
              </table:table-cell>
              <table:table-cell office:value-type="float" office:value="0.00322595058308384">
                <text:p>0.00322595058308384</text:p>
                <draw:g>
                  <svg:desc>Sheet1.B77:Sheet1.I77</svg:desc>
                </draw:g>
              </table:table-cell>
              <table:table-cell office:value-type="float" office:value="0.00049208918812238">
                <text:p>0.00049208918812238</text:p>
              </table:table-cell>
              <table:table-cell office:value-type="float" office:value="0.0422230800512771">
                <text:p>0.0422230800512771</text:p>
              </table:table-cell>
              <table:table-cell office:value-type="float" office:value="0.0632313021913999">
                <text:p>0.0632313021913999</text:p>
              </table:table-cell>
              <table:table-cell office:value-type="float" office:value="0.0201106554319217">
                <text:p>0.0201106554319217</text:p>
              </table:table-cell>
              <table:table-cell office:value-type="float" office:value="0.00732807368212662">
                <text:p>0.00732807368212662</text:p>
              </table:table-cell>
              <table:table-cell office:value-type="float" office:value="-0.0409875619839096">
                <text:p>-0.0409875619839096</text:p>
              </table:table-cell>
              <table:table-cell office:value-type="float" office:value="0.00651139471891993">
                <text:p>0.00651139471891993</text:p>
              </table:table-cell>
            </table:table-row>
            <table:table-row>
              <table:table-cell office:value-type="string">
                <text:p>5</text:p>
                <draw:g>
                  <svg:desc>Sheet1.A34:Sheet1.A34</svg:desc>
                </draw:g>
              </table:table-cell>
              <table:table-cell office:value-type="float" office:value="0.0013642524164843">
                <text:p>0.0013642524164843</text:p>
                <draw:g>
                  <svg:desc>Sheet1.B78:Sheet1.I78</svg:desc>
                </draw:g>
              </table:table-cell>
              <table:table-cell office:value-type="float" office:value="0.000443112113450495">
                <text:p>0.000443112113450495</text:p>
              </table:table-cell>
              <table:table-cell office:value-type="float" office:value="0.0422230800512771">
                <text:p>0.0422230800512771</text:p>
              </table:table-cell>
              <table:table-cell office:value-type="float" office:value="0.0632313021913999">
                <text:p>0.0632313021913999</text:p>
              </table:table-cell>
              <table:table-cell office:value-type="float" office:value="0.0204387569354758">
                <text:p>0.0204387569354758</text:p>
              </table:table-cell>
              <table:table-cell office:value-type="float" office:value="0.00674497381474781">
                <text:p>0.00674497381474781</text:p>
              </table:table-cell>
              <table:table-cell office:value-type="float" office:value="-0.0398632169332733">
                <text:p>-0.0398632169332733</text:p>
              </table:table-cell>
              <table:table-cell office:value-type="float" office:value="0.00621457521313107">
                <text:p>0.00621457521313107</text:p>
              </table:table-cell>
            </table:table-row>
            <table:table-row>
              <table:table-cell office:value-type="string">
                <text:p>6</text:p>
                <draw:g>
                  <svg:desc>Sheet1.A35:Sheet1.A35</svg:desc>
                </draw:g>
              </table:table-cell>
              <table:table-cell office:value-type="float" office:value="0.000643402886376876">
                <text:p>0.000643402886376876</text:p>
                <draw:g>
                  <svg:desc>Sheet1.B79:Sheet1.I79</svg:desc>
                </draw:g>
              </table:table-cell>
              <table:table-cell office:value-type="float" office:value="0.000443112113450495">
                <text:p>0.000443112113450495</text:p>
              </table:table-cell>
              <table:table-cell office:value-type="float" office:value="0.0422230800512771">
                <text:p>0.0422230800512771</text:p>
              </table:table-cell>
              <table:table-cell office:value-type="float" office:value="0.0632313021913999">
                <text:p>0.0632313021913999</text:p>
              </table:table-cell>
              <table:table-cell office:value-type="float" office:value="0.0198334393185478">
                <text:p>0.0198334393185478</text:p>
              </table:table-cell>
              <table:table-cell office:value-type="float" office:value="0.0062784939208449">
                <text:p>0.0062784939208449</text:p>
              </table:table-cell>
              <table:table-cell office:value-type="float" office:value="-0.0415583079464331">
                <text:p>-0.0415583079464331</text:p>
              </table:table-cell>
              <table:table-cell office:value-type="float" office:value="0.00646214663948408">
                <text:p>0.00646214663948408</text:p>
              </table:table-cell>
            </table:table-row>
            <table:table-row>
              <table:table-cell office:value-type="string">
                <text:p>7</text:p>
                <draw:g>
                  <svg:desc>Sheet1.A36:Sheet1.A36</svg:desc>
                </draw:g>
              </table:table-cell>
              <table:table-cell office:value-type="float" office:value="0.00205829349299247">
                <text:p>0.00205829349299247</text:p>
                <draw:g>
                  <svg:desc>Sheet1.B80:Sheet1.I80</svg:desc>
                </draw:g>
              </table:table-cell>
              <table:table-cell office:value-type="float" office:value="0.000443112113450495">
                <text:p>0.000443112113450495</text:p>
              </table:table-cell>
              <table:table-cell office:value-type="float" office:value="0.0422230800512771">
                <text:p>0.0422230800512771</text:p>
              </table:table-cell>
              <table:table-cell office:value-type="float" office:value="0.0632313021913999">
                <text:p>0.0632313021913999</text:p>
              </table:table-cell>
              <table:table-cell office:value-type="float" office:value="0.0198334393185478">
                <text:p>0.0198334393185478</text:p>
              </table:table-cell>
              <table:table-cell office:value-type="float" office:value="0.00736875506822265">
                <text:p>0.00736875506822265</text:p>
              </table:table-cell>
              <table:table-cell office:value-type="float" office:value="-0.0407352579747254">
                <text:p>-0.0407352579747254</text:p>
              </table:table-cell>
              <table:table-cell office:value-type="float" office:value="0.00659170014574784">
                <text:p>0.00659170014574784</text:p>
              </table:table-cell>
            </table:table-row>
            <table:table-row>
              <table:table-cell office:value-type="string">
                <text:p>8</text:p>
                <draw:g>
                  <svg:desc>Sheet1.A37:Sheet1.A37</svg:desc>
                </draw:g>
              </table:table-cell>
              <table:table-cell office:value-type="float" office:value="0.00263318588683847">
                <text:p>0.00263318588683847</text:p>
                <draw:g>
                  <svg:desc>Sheet1.B81:Sheet1.I81</svg:desc>
                </draw:g>
              </table:table-cell>
              <table:table-cell office:value-type="float" office:value="0.000443112113450495">
                <text:p>0.000443112113450495</text:p>
              </table:table-cell>
              <table:table-cell office:value-type="float" office:value="0.0422230800512771">
                <text:p>0.0422230800512771</text:p>
              </table:table-cell>
              <table:table-cell office:value-type="float" office:value="0.0632313021913999">
                <text:p>0.0632313021913999</text:p>
              </table:table-cell>
              <table:table-cell office:value-type="float" office:value="0.0198334393185478">
                <text:p>0.0198334393185478</text:p>
              </table:table-cell>
              <table:table-cell office:value-type="float" office:value="0.00661479337923998">
                <text:p>0.00661479337923998</text:p>
              </table:table-cell>
              <table:table-cell office:value-type="float" office:value="-0.0407679186878884">
                <text:p>-0.0407679186878884</text:p>
              </table:table-cell>
              <table:table-cell office:value-type="float" office:value="0.00659170014574784">
                <text:p>0.0065917001457478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